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2.3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2cm" svg:stroke-color="#0000cc" draw:marker-start-width="0.3cm" draw:marker-end-width="0.3cm" draw:fill="none" draw:textarea-vertical-align="middle" fo:padding-top="0.224cm" fo:padding-bottom="0.224cm" fo:padding-left="0.349cm" fo:padding-right="0.349cm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2cm" svg:stroke-color="#ff3333" draw:marker-start-width="0.3cm" draw:marker-end-width="0.3cm" draw:fill="none" draw:textarea-vertical-align="middle" fo:padding-top="0.224cm" fo:padding-bottom="0.224cm" fo:padding-left="0.349cm" fo:padding-right="0.349cm"/>
    </style:style>
    <style:style style:name="gr1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</style:style>
    <style:style style:name="gr11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</style:style>
    <style:style style:name="gr12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412cm"/>
    </style:style>
    <style:style style:name="gr13" style:family="graphic" style:parent-style-name="standard">
      <style:graphic-properties draw:stroke="none" draw:fill="solid" draw:fill-color="#0000ff" draw:textarea-horizontal-align="justify" draw:textarea-vertical-align="middle" draw:auto-grow-height="false" fo:min-height="1.173cm" fo:min-width="1.586cm"/>
    </style:style>
    <style:style style:name="gr14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  <style:paragraph-properties style:writing-mode="lr-tb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  <style:paragraph-properties style:writing-mode="lr-tb"/>
    </style:style>
    <style:style style:name="gr16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81cm" draw:shadow-offset-x="0.203cm" draw:shadow-offset-y="0.203cm"/>
      <style:paragraph-properties style:writing-mode="lr-tb"/>
    </style:style>
    <style:style style:name="gr17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19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20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22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621cm" fo:min-width="0cm"/>
      <style:paragraph-properties style:writing-mode="lr-tb"/>
    </style:style>
    <style:style style:name="gr24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26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29" style:family="graphic" style:parent-style-name="standard">
      <style:graphic-properties svg:stroke-color="#ffffff"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  <style:paragraph-properties style:writing-mode="lr-tb"/>
    </style:style>
    <style:style style:name="gr3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36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292cm" fo:min-width="4.581cm" draw:shadow-opacity="50%"/>
      <style:paragraph-properties style:writing-mode="lr-tb"/>
    </style:style>
    <style:style style:name="gr37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799cm" fo:min-width="3.565cm" draw:shadow-opacity="5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0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0.636cm"/>
      <style:paragraph-properties style:writing-mode="lr-tb"/>
    </style:style>
    <style:style style:name="gr42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43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4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45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46" style:family="graphic" style:parent-style-name="standard">
      <style:graphic-properties draw:fill="solid" draw:fill-color="#ffd320" draw:textarea-horizontal-align="justify" draw:textarea-vertical-align="middle" draw:auto-grow-height="false" fo:min-height="0.455cm" fo:min-width="1.925cm"/>
    </style:style>
    <style:style style:name="gr47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173cm" fo:min-width="3.92cm"/>
    </style:style>
    <style:style style:name="gr48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1.173cm" fo:min-width="4.936cm"/>
    </style:style>
    <style:style style:name="gr49" style:family="graphic" style:parent-style-name="standard">
      <style:graphic-properties draw:fill="solid" draw:fill-color="#999999" draw:textarea-horizontal-align="justify" draw:textarea-vertical-align="middle" draw:auto-grow-height="false" fo:min-height="0.62cm" fo:min-width="0cm"/>
    </style:style>
    <style:style style:name="gr50" style:family="graphic" style:parent-style-name="standard">
      <style:graphic-properties draw:fill="solid" draw:fill-color="#ff0066" draw:textarea-horizontal-align="justify" draw:textarea-vertical-align="middle" draw:auto-grow-height="false" fo:min-height="0.552cm" fo:min-width="0cm"/>
    </style:style>
    <style:style style:name="gr51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0.683cm"/>
    </style:style>
    <style:style style:name="gr52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0.683cm"/>
    </style:style>
    <style:style style:name="gr5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0.435cm" fo:min-width="1.953cm"/>
    </style:style>
    <style:style style:name="gr55" style:family="graphic" style:parent-style-name="standard">
      <style:graphic-properties draw:stroke="none" draw:fill="solid" draw:fill-color="#ff0066" draw:textarea-horizontal-align="justify" draw:textarea-vertical-align="middle" draw:auto-grow-height="false" fo:min-height="0.435cm" fo:min-width="2.22cm"/>
    </style:style>
    <style:style style:name="gr56" style:family="graphic" style:parent-style-name="standard">
      <style:graphic-properties draw:stroke="none" draw:fill="none" fo:min-height="0.713cm"/>
      <style:paragraph-properties style:writing-mode="lr-tb"/>
    </style:style>
    <style:style style:name="gr57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4.788cm" draw:shadow-offset-x="0.203cm" draw:shadow-offset-y="0.203cm" draw:shadow-opacity="20%"/>
      <style:paragraph-properties style:writing-mode="lr-tb"/>
    </style:style>
    <style:style style:name="gr58" style:family="graphic" style:parent-style-name="objectwithoutfill">
      <style:graphic-properties draw:stroke="dash" draw:stroke-dash="Fine_20_Dashed" svg:stroke-width="0.2cm" svg:stroke-color="#ff0000" draw:marker-start-width="0.3cm" draw:marker-end-width="0.3cm" draw:fill="none" draw:textarea-vertical-align="middle" fo:padding-top="0.225cm" fo:padding-bottom="0.225cm" fo:padding-left="0.35cm" fo:padding-right="0.35cm"/>
    </style:style>
    <style:style style:name="gr59" style:family="graphic" style:parent-style-name="objectwithoutfill">
      <style:graphic-properties draw:stroke="dash" draw:stroke-dash="Dashed_20__28_var_29_" svg:stroke-width="0.2cm" svg:stroke-color="#ff3333" draw:marker-start-width="0.5cm" draw:marker-end-width="0.5cm" draw:fill="none" draw:textarea-vertical-align="middle" fo:padding-top="0.224cm" fo:padding-bottom="0.224cm" fo:padding-left="0.349cm" fo:padding-right="0.349cm"/>
    </style:style>
    <style:style style:name="gr60" style:family="graphic" style:parent-style-name="standard">
      <style:graphic-properties draw:stroke="dash" draw:stroke-dash="Dashed_20__28_var_29_" svg:stroke-width="0.2cm" svg:stroke-color="#0000ff" draw:marker-start-width="0.5cm" draw:marker-end-width="0.5cm" draw:textarea-vertical-align="middle" fo:padding-top="0.225cm" fo:padding-bottom="0.225cm" fo:padding-left="0.35cm" fo:padding-right="0.35cm"/>
    </style:style>
    <style:style style:name="gr61" style:family="graphic" style:parent-style-name="objectwithoutfill">
      <style:graphic-properties draw:stroke="dash" draw:stroke-dash="Dashed_20__28_var_29_"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62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2.513cm" fo:min-width="2.701cm" draw:shadow-opacity="50%"/>
      <style:paragraph-properties style:writing-mode="lr-tb"/>
    </style:style>
    <style:style style:name="gr63" style:family="graphic" style:parent-style-name="standard">
      <style:graphic-properties draw:stroke="none" draw:fill="none" fo:min-height="0.578cm"/>
      <style:paragraph-properties style:writing-mode="lr-tb"/>
    </style:style>
    <style:style style:name="gr64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6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7" style:family="graphic">
      <style:graphic-properties style:protect="size"/>
    </style:style>
    <style:style style:name="gr68" style:family="graphic" style:parent-style-name="standard">
      <style:graphic-properties draw:stroke="none" draw:fill="none" fo:min-height="19.686cm"/>
      <style:paragraph-properties style:writing-mode="lr-tb"/>
    </style:style>
    <style:style style:name="gr69" style:family="graphic" style:parent-style-name="standard">
      <style:graphic-properties draw:stroke="none" draw:fill="none" fo:min-height="0.766cm"/>
      <style:paragraph-properties style:writing-mode="lr-tb"/>
    </style:style>
    <style:style style:name="gr70" style:family="graphic" style:parent-style-name="objectwithoutfill">
      <style:graphic-properties draw:stroke="dash" draw:stroke-dash="Fine_20_Dashed"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draw:fill="none" fo:min-height="0.637cm"/>
      <style:paragraph-properties style:writing-mode="lr-tb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74" style:family="graphic" style:parent-style-name="standard">
      <style:graphic-properties draw:stroke="none" draw:fill="none" fo:min-height="0.848cm"/>
      <style:paragraph-properties style:writing-mode="lr-tb"/>
    </style:style>
    <style:style style:name="gr75" style:family="graphic" style:parent-style-name="standard">
      <style:graphic-properties draw:stroke="none" draw:fill="none" fo:min-height="0.849cm"/>
      <style:paragraph-properties style:writing-mode="lr-tb"/>
    </style:style>
    <style:style style:name="gr76" style:family="graphic" style:parent-style-name="standard">
      <style:graphic-properties draw:stroke="none" draw:fill="none" fo:min-height="8.256cm"/>
      <style:paragraph-properties style:writing-mode="lr-tb"/>
    </style:style>
    <style:style style:name="gr77" style:family="graphic" style:parent-style-name="standard">
      <style:graphic-properties draw:stroke="none" draw:fill="none" fo:min-height="0.763cm"/>
      <style:paragraph-properties style:writing-mode="lr-tb"/>
    </style:style>
    <style:style style:name="gr78" style:family="graphic" style:parent-style-name="standard">
      <style:graphic-properties draw:stroke="none" draw:fill="none" fo:min-height="0.884cm"/>
      <style:paragraph-properties style:writing-mode="lr-tb"/>
    </style:style>
    <style:style style:name="gr79" style:family="graphic" style:parent-style-name="standard" style:list-style-name="L1">
      <style:graphic-properties draw:stroke="none" draw:fill="none" fo:min-height="0.845cm"/>
      <style:paragraph-properties style:writing-mode="lr-tb"/>
    </style:style>
    <style:style style:name="gr80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1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82" style:family="graphic" style:parent-style-name="standard">
      <style:graphic-properties draw:fill="none" draw:textarea-horizontal-align="justify" draw:textarea-vertical-align="middle" draw:auto-grow-height="false" fo:min-height="0.668cm" fo:min-width="1.688cm"/>
      <style:paragraph-properties style:writing-mode="lr-tb"/>
    </style:style>
    <style:style style:name="gr83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173cm" fo:min-width="4.679cm"/>
      <style:paragraph-properties style:writing-mode="lr-tb"/>
    </style:style>
    <style:style style:name="gr84" style:family="graphic" style:parent-style-name="standard">
      <style:graphic-properties draw:stroke="none" draw:fill="solid" draw:fill-color="#00ff00" draw:textarea-horizontal-align="justify" draw:textarea-vertical-align="middle" draw:auto-grow-height="false" fo:min-height="1.173cm" fo:min-width="4.955cm"/>
      <style:paragraph-properties style:writing-mode="lr-tb"/>
    </style:style>
    <style:style style:name="gr85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86" style:family="graphic" style:parent-style-name="standard">
      <style:graphic-properties draw:fill="solid" draw:fill-color="#ffd320" draw:opacity="40%" draw:textarea-horizontal-align="justify" draw:textarea-vertical-align="middle" draw:auto-grow-height="false" fo:min-height="0.767cm" fo:min-width="3.311cm" draw:shadow-offset-x="0.203cm" draw:shadow-offset-y="0.203cm" draw:shadow-opacity="40%"/>
      <style:paragraph-properties style:writing-mode="lr-tb"/>
    </style:style>
    <style:style style:name="gr87" style:family="graphic" style:parent-style-name="standard">
      <style:graphic-properties draw:opacity="40%" draw:textarea-horizontal-align="justify" draw:textarea-vertical-align="middle" draw:auto-grow-height="false" fo:min-height="0.767cm" fo:min-width="3.817cm" draw:shadow-offset-x="0.203cm" draw:shadow-offset-y="0.203cm" draw:shadow-opacity="40%"/>
      <style:paragraph-properties style:writing-mode="lr-tb"/>
    </style:style>
    <style:style style:name="gr88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2.194cm"/>
      <style:paragraph-properties style:writing-mode="lr-tb"/>
    </style:style>
    <style:style style:name="gr89" style:family="graphic" style:parent-style-name="objectwithoutfill">
      <style:graphic-properties draw:stroke="dash" draw:stroke-dash="Dashed_20__28_var_29_" draw:fill="none" draw:textarea-vertical-align="middle"/>
    </style:style>
    <style:style style:name="gr90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1.173cm" fo:min-width="1.69cm"/>
    </style:style>
    <style:style style:name="gr91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0.58cm" draw:shadow-offset-x="0.203cm" draw:shadow-offset-y="0.203cm" draw:shadow-opacity="50%"/>
      <style:paragraph-properties style:writing-mode="lr-tb"/>
    </style:style>
    <style:style style:name="gr9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0.58cm" draw:shadow-offset-x="0.2cm" draw:shadow-offset-y="0.2cm" draw:shadow-opacity="50%"/>
      <style:paragraph-properties style:writing-mode="lr-tb"/>
    </style:style>
    <style:style style:name="gr93" style:family="graphic" style:parent-style-name="standard" style:list-style-name="L1">
      <style:graphic-properties draw:stroke="none" draw:fill="none" fo:min-height="0.578cm"/>
      <style:paragraph-properties style:writing-mode="lr-tb"/>
    </style:style>
    <style:style style:name="gr94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767cm" fo:min-width="3.311cm" draw:shadow-offset-x="0.203cm" draw:shadow-offset-y="0.203cm" draw:shadow-opacity="50%"/>
      <style:paragraph-properties style:writing-mode="lr-tb"/>
    </style:style>
    <style:style style:name="gr9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767cm" fo:min-width="3.817cm" draw:shadow-offset-x="0.2cm" draw:shadow-offset-y="0.2cm" draw:shadow-opacity="50%"/>
      <style:paragraph-properties style:writing-mode="lr-tb"/>
    </style:style>
    <style:style style:name="gr96" style:family="graphic" style:parent-style-name="standard">
      <style:graphic-properties draw:fill="solid" draw:fill-color="#ffd320" draw:textarea-horizontal-align="justify" draw:textarea-vertical-align="middle" draw:auto-grow-height="false" fo:min-height="0.305cm" fo:min-width="3.023cm"/>
    </style:style>
    <style:style style:name="gr97" style:family="graphic" style:parent-style-name="standard">
      <style:graphic-properties draw:stroke="none" draw:fill="none" fo:min-height="13.971cm"/>
      <style:paragraph-properties style:writing-mode="lr-tb"/>
    </style:style>
    <style:style style:name="gr98" style:family="graphic" style:parent-style-name="standard">
      <style:graphic-properties draw:stroke="none" draw:fill="none" fo:min-height="10.161cm"/>
      <style:paragraph-properties style:writing-mode="lr-tb"/>
    </style:style>
    <style:style style:name="gr99" style:family="graphic" style:parent-style-name="standard">
      <style:graphic-properties draw:stroke="none" draw:fill="none" fo:min-height="0.771cm"/>
      <style:paragraph-properties style:writing-mode="lr-tb"/>
    </style:style>
    <style:style style:name="gr100" style:family="graphic" style:parent-style-name="standard">
      <style:graphic-properties draw:stroke="none" draw:fill="none" fo:min-height="3.811cm"/>
      <style:paragraph-properties style:writing-mode="lr-tb"/>
    </style:style>
    <style:style style:name="gr101" style:family="graphic" style:parent-style-name="standard">
      <style:graphic-properties draw:stroke="none" draw:fill="none" fo:min-height="3.176cm"/>
      <style:paragraph-properties style:writing-mode="lr-tb"/>
    </style:style>
    <style:style style:name="gr102" style:family="graphic" style:parent-style-name="standard">
      <style:graphic-properties draw:stroke="dash" draw:stroke-dash="Fine_20_Dashed" svg:stroke-width="0.1cm" svg:stroke-color="#0000ff" draw:marker-start-width="0.35cm" draw:marker-end-width="0.35cm" draw:textarea-vertical-align="middle" fo:padding-top="0.175cm" fo:padding-bottom="0.175cm" fo:padding-left="0.3cm" fo:padding-right="0.3cm"/>
    </style:style>
    <style:style style:name="gr103" style:family="graphic" style:parent-style-name="standard">
      <style:graphic-properties draw:stroke="dash" draw:stroke-dash="Fine_20_Dashed" svg:stroke-width="0.1cm" svg:stroke-color="#ff3333" draw:marker-start-width="0.35cm" draw:marker-end-width="0.35cm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Consolas1" fo:font-size="16.299999237060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18pt"/>
    </style:style>
    <style:style style:name="P9" style:family="paragraph">
      <loext:graphic-properties draw:fill="none" draw:fill-color="#729fcf"/>
      <style:paragraph-properties fo:text-align="start" style:writing-mode="lr-tb"/>
      <style:text-properties fo:font-size="18pt"/>
    </style:style>
    <style:style style:name="P10" style:family="paragraph">
      <style:paragraph-properties fo:text-align="end" style:writing-mode="lr-tb"/>
      <style:text-properties fo:font-size="18pt"/>
    </style:style>
    <style:style style:name="P11" style:family="paragraph">
      <loext:graphic-properties draw:fill="none" draw:fill-color="#729fcf"/>
      <style:paragraph-properties fo:text-align="end" style:writing-mode="lr-tb"/>
      <style:text-properties fo:font-size="18pt"/>
    </style:style>
    <style:style style:name="P12" style:family="paragraph">
      <loext:graphic-properties draw:fill="solid" draw:fill-color="#ff0000"/>
      <style:paragraph-properties fo:text-align="center"/>
    </style:style>
    <style:style style:name="P13" style:family="paragraph">
      <style:paragraph-properties fo:text-align="center" style:writing-mode="lr-tb"/>
      <style:text-properties style:font-name="Consolas1" fo:font-size="14pt" style:font-size-asian="18pt" style:font-size-complex="18pt"/>
    </style:style>
    <style:style style:name="P14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Consolas1" fo:font-size="12.6999998092651pt" style:font-size-asian="18pt" style:font-size-complex="18pt"/>
    </style:style>
    <style:style style:name="P17" style:family="paragraph">
      <loext:graphic-properties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style:font-name="Consolas1" fo:font-size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onsolas1" fo:font-size="18pt"/>
    </style:style>
    <style:style style:name="P21" style:family="paragraph">
      <loext:graphic-properties draw:fill-color="#ccffcc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2" style:family="paragraph">
      <loext:graphic-properties draw:fill="solid" draw:fill-color="#729fc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3" style:family="paragraph">
      <loext:graphic-properties draw:fill="solid" draw:fill-color="#ff950e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4" style:family="paragraph">
      <loext:graphic-properties draw:fill="solid" draw:fill-color="#9933ff" draw:opacity="40%"/>
      <style:paragraph-properties fo:text-align="center" style:writing-mode="lr-tb"/>
      <style:text-properties style:font-name="Consolas1" fo:font-size="14pt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style:font-name="Consolas1" fo:font-size="18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7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style:font-name="Consolas1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cc9900" loext:opacity="100%" style:font-name="Consolas1" fo:font-size="18pt" fo:font-weight="bold" style:font-weight-asian="bold" style:font-weight-complex="bold"/>
    </style:style>
    <style:style style:name="P31" style:family="paragraph">
      <style:paragraph-properties fo:margin-top="0.42cm" fo:margin-bottom="0.35cm"/>
    </style:style>
    <style:style style:name="P32" style:family="paragraph">
      <loext:graphic-properties draw:fill="none"/>
      <style:paragraph-properties fo:margin-top="0.42cm" fo:margin-bottom="0.35cm" style:writing-mode="lr-tb"/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P33" style:family="paragraph">
      <loext:graphic-properties draw:fill="solid" draw:fill-color="#ffd320"/>
      <style:paragraph-properties fo:text-align="center"/>
    </style:style>
    <style:style style:name="P34" style:family="paragraph">
      <loext:graphic-properties draw:fill="solid" draw:fill-color="#999999"/>
      <style:paragraph-properties fo:text-align="center"/>
    </style:style>
    <style:style style:name="P35" style:family="paragraph">
      <loext:graphic-properties draw:fill="solid" draw:fill-color="#ff0066"/>
      <style:paragraph-properties fo:text-align="center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loext:graphic-properties draw:fill="solid" draw:fill-color="#ff3333" draw:opacity="20%"/>
      <style:paragraph-properties style:writing-mode="lr-tb"/>
      <style:text-properties style:font-name="Consolas1" fo:font-size="16.2999992370605pt"/>
    </style:style>
    <style:style style:name="P38" style:family="paragraph">
      <loext:graphic-properties draw:fill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1" style:family="paragraph">
      <loext:graphic-properties draw:fill-color="#ffffff"/>
      <style:paragraph-properties style:writing-mode="lr-tb"/>
    </style:style>
    <style:style style:name="P42" style:family="paragraph">
      <loext:graphic-properties draw:fill="none"/>
      <style:paragraph-properties style:writing-mode="lr-tb"/>
      <style:text-properties fo:color="#000000" loext:opacity="100%" style:font-name="Consolas1" fo:font-size="18pt"/>
    </style:style>
    <style:style style:name="P43" style:family="paragraph">
      <loext:graphic-properties draw:fill="none"/>
      <style:paragraph-properties style:writing-mode="lr-tb"/>
      <style:text-properties style:font-name="Consolas1" fo:font-size="18pt"/>
    </style:style>
    <style:style style:name="P44" style:family="paragraph">
      <loext:graphic-properties draw:fill="none"/>
      <style:paragraph-properties style:writing-mode="lr-tb"/>
      <style:text-properties style:font-name="Consolas1"/>
    </style:style>
    <style:style style:name="P45" style:family="paragraph">
      <style:text-properties fo:color="#cc00cc" loext:opacity="100%" style:font-name="Consolas1" fo:font-size="24pt" fo:font-weight="bold" style:font-size-asian="24pt" style:font-size-complex="24pt"/>
    </style:style>
    <style:style style:name="P46" style:family="paragraph">
      <loext:graphic-properties draw:fill="none"/>
      <style:text-properties fo:color="#cc00cc" loext:opacity="100%" style:font-name="Consolas1" fo:font-size="24pt" fo:font-weight="bold" style:font-size-asian="24pt" style:font-size-complex="24pt"/>
    </style:style>
    <style:style style:name="P47" style:family="paragraph">
      <style:text-properties fo:color="#999999" loext:opacity="100%" fo:font-weight="bold"/>
    </style:style>
    <style:style style:name="P48" style:family="paragraph">
      <loext:graphic-properties draw:fill="none"/>
      <style:text-properties fo:color="#999999" loext:opacity="100%" fo:font-weight="bold"/>
    </style:style>
    <style:style style:name="P49" style:family="paragraph">
      <style:text-properties fo:color="#0000ff" loext:opacity="100%" fo:font-weight="bold"/>
    </style:style>
    <style:style style:name="P50" style:family="paragraph">
      <loext:graphic-properties draw:fill="none"/>
      <style:text-properties fo:color="#0000ff" loext:opacity="100%" fo:font-weight="bold"/>
    </style:style>
    <style:style style:name="P51" style:family="paragraph">
      <style:text-properties fo:color="#c9211e" loext:opacity="100%" fo:font-weight="bold"/>
    </style:style>
    <style:style style:name="P52" style:family="paragraph">
      <loext:graphic-properties draw:fill="none"/>
      <style:text-properties fo:color="#c9211e" loext:opacity="100%" fo:font-weight="bold"/>
    </style:style>
    <style:style style:name="P53" style:family="paragraph">
      <style:text-properties fo:color="#009933" loext:opacity="100%" fo:font-weight="bold"/>
    </style:style>
    <style:style style:name="P54" style:family="paragraph">
      <loext:graphic-properties draw:fill="none"/>
      <style:text-properties fo:color="#009933" loext:opacity="100%" fo:font-weight="bold"/>
    </style:style>
    <style:style style:name="P55" style:family="paragraph">
      <style:text-properties fo:color="#996600" loext:opacity="100%" fo:font-weight="bold"/>
    </style:style>
    <style:style style:name="P56" style:family="paragraph">
      <loext:graphic-properties draw:fill="none"/>
      <style:text-properties fo:color="#996600" loext:opacity="100%" fo:font-weight="bold" fo:background-color="#996600"/>
    </style:style>
    <style:style style:name="P57" style:family="paragraph">
      <loext:graphic-properties draw:fill-color="#ffffff"/>
      <style:paragraph-properties style:writing-mode="lr-tb"/>
      <style:text-properties fo:font-size="20pt"/>
    </style:style>
    <style:style style:name="P58" style:family="paragraph">
      <loext:graphic-properties draw:fill="none"/>
      <style:paragraph-properties style:writing-mode="lr-tb"/>
      <style:text-properties style:font-name="Consolas1" fo:font-size="18pt" style:font-size-asian="18pt" style:font-size-complex="18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60" style:family="paragraph">
      <loext:graphic-properties draw:fill-color="#ffffff"/>
    </style:style>
    <style:style style:name="P61" style:family="paragraph">
      <style:paragraph-properties fo:text-align="center" style:writing-mode="lr-tb"/>
      <style:text-properties style:font-name="Consolas1" fo:font-size="18pt" style:font-size-asian="18pt" style:font-size-complex="18pt"/>
    </style:style>
    <style:style style:name="P62" style:family="paragraph">
      <loext:graphic-properties draw:fill="solid" draw:fill-color="#ffd320"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3" style:family="paragraph">
      <loext:graphic-properties draw:opacity="4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64" style:family="paragraph">
      <loext:graphic-properties draw:fill="solid" draw:fill-color="#ffffff"/>
      <style:paragraph-properties fo:text-align="center"/>
    </style:style>
    <style:style style:name="P65" style:family="paragraph">
      <loext:graphic-properties draw:fill="solid" draw:fill-color="#ffff66" draw:opacity="50%"/>
      <style:paragraph-properties fo:text-align="start" style:writing-mode="lr-tb"/>
      <style:text-properties fo:font-size="18pt"/>
    </style:style>
    <style:style style:name="P66" style:family="paragraph">
      <loext:graphic-properties draw:fill="solid" draw:fill-color="#729fcf" draw:opacity="50%"/>
      <style:paragraph-properties fo:text-align="end" style:writing-mode="lr-tb"/>
      <style:text-properties fo:font-size="18pt"/>
    </style:style>
    <style:style style:name="P67" style:family="paragraph">
      <loext:graphic-properties draw:fill="solid" draw:fill-color="#729fcf" draw:opacity="50%"/>
      <style:paragraph-properties fo:text-align="start" style:writing-mode="lr-tb"/>
      <style:text-properties fo:font-size="18pt"/>
    </style:style>
    <style:style style:name="P68" style:family="paragraph">
      <loext:graphic-properties draw:fill="solid" draw:fill-color="#ffff66" draw:opacity="50%"/>
      <style:paragraph-properties fo:text-align="end" style:writing-mode="lr-tb"/>
      <style:text-properties fo:font-size="18pt"/>
    </style:style>
    <style:style style:name="P69" style:family="paragraph">
      <loext:graphic-properties draw:fill="solid" draw:fill-color="#ffff66" draw:opacity="5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70" style:family="paragraph">
      <loext:graphic-properties draw:fill="solid" draw:fill-color="#729fcf" draw:opacity="50%"/>
      <style:paragraph-properties fo:text-align="center" style:writing-mode="lr-tb"/>
      <style:text-properties style:font-name="Consolas1" fo:font-size="18pt" style:font-size-asian="18pt" style:font-size-complex="18pt"/>
    </style:style>
    <style:style style:name="P71" style:family="paragraph">
      <loext:graphic-properties draw:fill="none"/>
      <style:paragraph-properties style:writing-mode="lr-tb"/>
      <style:text-properties fo:color="#000000" loext:opacity="100%" style:font-name="Consolas1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6.2999992370605pt"/>
    </style:style>
    <style:style style:name="T3" style:family="text">
      <style:text-properties fo:font-size="18pt"/>
    </style:style>
    <style:style style:name="T4" style:family="text">
      <style:text-properties style:font-name="Consolas1" fo:font-size="18pt"/>
    </style:style>
    <style:style style:name="T5" style:family="text">
      <style:text-properties style:font-name="Consolas1" fo:font-size="18pt" fo:font-style="normal" style:font-style-asian="normal" style:font-style-complex="normal"/>
    </style:style>
    <style:style style:name="T6" style:family="text"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onsolas1"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1" fo:font-size="18pt" fo:font-weight="bold" style:font-weight-asian="bold" style:font-weight-complex="bold"/>
    </style:style>
    <style:style style:name="T9" style:family="text">
      <style:text-properties fo:color="#cc9900" loext:opacity="100%" style:font-name="Consolas1"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cc9900" loext:opacity="100%" style:font-name="Consolas1" fo:font-size="18pt" fo:font-weight="bold" style:font-weight-asian="bold" style:font-weight-complex="bold"/>
    </style:style>
    <style:style style:name="T11" style:family="text">
      <style:text-properties fo:color="#669900" loext:opacity="100%" style:font-name="Consola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669900" loext:opacity="100%" style:font-name="Consolas1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Consolas1" fo:font-size="18pt" fo:background-color="#cccccc"/>
    </style:style>
    <style:style style:name="T15" style:family="text">
      <style:text-properties fo:color="#000000" loext:opacity="100%" style:font-name="Consolas1" fo:font-size="18pt" fo:background-color="#9999ff"/>
    </style:style>
    <style:style style:name="T16" style:family="text">
      <style:text-properties fo:color="#000000" loext:opacity="100%" style:font-name="Consolas1" fo:font-size="18pt" fo:background-color="#ff9999"/>
    </style:style>
    <style:style style:name="T17" style:family="text">
      <style:text-properties fo:color="#000000" loext:opacity="100%" style:font-name="Consolas1" fo:font-size="18pt" fo:background-color="#99ff66"/>
    </style:style>
    <style:style style:name="T18" style:family="text">
      <style:text-properties fo:color="#000000" loext:opacity="100%" style:font-name="Consolas1" fo:font-size="18pt" fo:background-color="#ffff66"/>
    </style:style>
    <style:style style:name="T19" style:family="text">
      <style:text-properties fo:color="#000000" loext:opacity="100%" style:font-name="Consolas1" fo:font-size="18pt" fo:background-color="#ff66cc"/>
    </style:style>
    <style:style style:name="T20" style:family="text">
      <style:text-properties style:font-name="Consolas1"/>
    </style:style>
    <style:style style:name="T21" style:family="text">
      <style:text-properties fo:color="#999999" loext:opacity="100%" style:font-name="Consolas1"/>
    </style:style>
    <style:style style:name="T22" style:family="text">
      <style:text-properties fo:color="#cc00cc" loext:opacity="100%" style:font-name="Consolas1" fo:font-size="24pt" style:font-size-asian="24pt" style:font-size-complex="24pt"/>
    </style:style>
    <style:style style:name="T23" style:family="text">
      <style:text-properties fo:color="#999999" loext:opacity="100%" style:font-name="Consolas1" fo:font-size="24pt" style:font-size-asian="24pt" style:font-size-complex="24pt"/>
    </style:style>
    <style:style style:name="T24" style:family="text">
      <style:text-properties fo:color="#0000ff" loext:opacity="100%" style:font-name="Consolas1" fo:font-size="24pt" style:font-size-asian="24pt" style:font-size-complex="24pt"/>
    </style:style>
    <style:style style:name="T25" style:family="text">
      <style:text-properties fo:color="#c9211e" loext:opacity="100%" style:font-name="Consolas1" fo:font-size="24pt" style:font-size-asian="24pt" style:font-size-complex="24pt"/>
    </style:style>
    <style:style style:name="T26" style:family="text">
      <style:text-properties fo:color="#009933" loext:opacity="100%" style:font-name="Consolas1" fo:font-size="24pt" style:font-size-asian="24pt" style:font-size-complex="24pt"/>
    </style:style>
    <style:style style:name="T27" style:family="text">
      <style:text-properties fo:color="#996600" loext:opacity="100%" style:font-name="Consolas1" fo:font-size="24pt" style:font-size-asian="24pt" style:font-size-complex="24pt"/>
    </style:style>
    <style:style style:name="T28" style:family="text">
      <style:text-properties style:font-name="Consolas1" fo:font-size="18pt" fo:background-color="#cccccc" style:font-size-asian="18pt" style:font-size-complex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cccccc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99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ff9999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fo:background-color="#99ffff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font-name="Consolas1" fo:font-size="18pt" fo:background-color="#99ff66" style:font-size-asian="18pt" style:font-size-complex="18pt"/>
    </style:style>
    <style:style style:name="T34" style:family="text">
      <style:text-properties fo:color="#000000" loext:opacity="100%" style:font-name="Consolas1" fo:font-size="18pt" fo:background-color="#ffff66" style:font-size-asian="18pt" style:font-size-complex="18pt"/>
    </style:style>
    <style:style style:name="T35" style:family="text">
      <style:text-properties style:font-name="Consolas1" fo:font-size="18pt" fo:background-color="#ff66cc" style:font-size-asian="18pt" style:font-size-complex="18pt"/>
    </style:style>
    <style:style style:name="T36" style:family="text">
      <style:text-properties style:font-name="Consolas1" fo:font-size="18pt" style:font-size-asian="18pt" style:font-size-complex="18pt"/>
    </style:style>
    <style:style style:name="T37" style:family="text">
      <style:text-properties fo:color="#000000" loext:opacity="100%" style:font-name="Consolas1"/>
    </style:style>
    <style:style style:name="T38" style:family="text">
      <style:text-properties fo:color="#000000" loext:opacity="100%" style:font-name="Consolas1" fo:background-color="#cccccc"/>
    </style:style>
    <style:style style:name="T39" style:family="text">
      <style:text-properties fo:color="#000000" loext:opacity="100%" style:font-name="Consolas1" fo:background-color="#9999ff"/>
    </style:style>
    <style:style style:name="T40" style:family="text">
      <style:text-properties fo:color="#000000" loext:opacity="100%" style:font-name="Consolas1" fo:background-color="#ff9999"/>
    </style:style>
    <style:style style:name="T41" style:family="text">
      <style:text-properties fo:color="#000000" loext:opacity="100%" style:font-name="Consolas1" fo:background-color="#99ff66"/>
    </style:style>
    <style:style style:name="T42" style:family="text">
      <style:text-properties fo:color="#000000" loext:opacity="100%" style:font-name="Consolas1" fo:background-color="#ffff66"/>
    </style:style>
    <style:style style:name="T43" style:family="text">
      <style:text-properties fo:color="#000000" loext:opacity="100%" style:font-name="Consolas1" fo:background-color="#ff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34.01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35.359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36.771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2.768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5" draw:id="id5" draw:layer="layout" svg:width="1.315cm" svg:height="0.871cm" svg:x="34.695cm" svg:y="3.531cm">
          <draw:text-box>
            <text:p><text:span text:style-name="T1">or</text:span><text:span text:style-name="T1">f</text:span></text:p>
          </draw:text-box>
        </draw:frame>
        <draw:frame draw:style-name="gr6" draw:text-style-name="P6" xml:id="id2" draw:id="id2" draw:layer="layout" svg:width="2.84cm" svg:height="0.899cm" svg:x="34.165cm" svg:y="7.558cm">
          <draw:text-box>
            <text:p><text:span text:style-name="T2">p</text:span><text:span text:style-name="T2">U</text:span><text:span text:style-name="T2">C </text:span><text:span text:style-name="T2">a</text:span><text:span text:style-name="T2">m</text:span><text:span text:style-name="T2">p</text:span></text:p>
          </draw:text-box>
        </draw:frame>
        <draw:connector draw:style-name="gr7" draw:text-style-name="P7" draw:layer="layout" draw:type="curve" svg:x1="31.517cm" svg:y1="5.841cm" svg:x2="34.165cm" svg:y2="8.007cm" draw:start-shape="id1" draw:start-glue-point="3" draw:end-shape="id2" draw:end-glue-point="3" svg:d="M31517 5841c-751 0-2075 2166 2648 2166" svg:viewBox="0 0 3409 2167">
          <text:p/>
        </draw:connector>
        <draw:connector draw:style-name="gr7" draw:text-style-name="P7" draw:layer="layout" draw:type="curve" svg:x1="39.44cm" svg:y1="5.841cm" svg:x2="37.005cm" svg:y2="8.007cm" draw:start-shape="id3" draw:start-glue-point="1" draw:end-shape="id2" draw:end-glue-point="1" svg:d="M39440 5841c750 0 1967 2166-2435 2166" svg:viewBox="0 0 3179 2167">
          <text:p/>
        </draw:connector>
        <draw:connector draw:style-name="gr8" draw:text-style-name="P7" draw:layer="layout" draw:type="line" svg:x1="31.979cm" svg:y1="4.443cm" svg:x2="34.032cm" svg:y2="5.507cm" draw:start-shape="id4" draw:start-glue-point="2" svg:d="M31979 4443l2053 1064" svg:viewBox="0 0 2054 1065">
          <text:p/>
        </draw:connector>
        <draw:connector draw:style-name="gr8" draw:text-style-name="P7" draw:layer="layout" draw:type="line" svg:x1="35.352cm" svg:y1="4.402cm" svg:x2="35.355cm" svg:y2="5.5cm" draw:start-shape="id5" draw:start-glue-point="2" svg:d="M35352 4402l3 1098" svg:viewBox="0 0 4 1099">
          <text:p/>
        </draw:connector>
        <draw:connector draw:style-name="gr8" draw:text-style-name="P7" draw:layer="layout" draw:type="line" svg:x1="39.08cm" svg:y1="4.383cm" svg:x2="36.761cm" svg:y2="5.507cm" draw:start-shape="id6" draw:start-glue-point="2" svg:d="M39080 4383l-2319 1124" svg:viewBox="0 0 2320 1125">
          <text:p/>
        </draw:connector>
        <draw:connector draw:style-name="gr9" draw:text-style-name="P7" draw:layer="layout" draw:type="curve" svg:x1="8.517cm" svg:y1="22.073cm" svg:x2="9.831cm" svg:y2="25.744cm" draw:start-shape="id7" draw:start-glue-point="3" draw:end-shape="id8" draw:end-glue-point="3" svg:d="M8517 22073c-753 0-1410 3671 1314 3671" svg:viewBox="0 0 1974 3672">
          <text:p/>
        </draw:connector>
        <draw:custom-shape draw:style-name="gr10" draw:text-style-name="P1" draw:layer="layout" svg:width="5.331cm" svg:height="1.575cm" svg:x="9.20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2.374cm" svg:y="4.18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5.88cm" svg:y="7.62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20.171cm" svg:y="7.624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6.963cm" svg:y="4.18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2cm" svg:y="4.1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8.344cm" svg:y="7.62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4.532cm" svg:y="4.1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1" draw:layer="layout" svg:width="1.778cm" svg:height="1.016cm" svg:x="12.724cm" svg:y="7.62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4" draw:layer="layout" svg:width="0.531cm" svg:height="0.92cm" svg:x="9.165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66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0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8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651cm">
          <draw:text-box>
            <text:p><text:span text:style-name="T4">577..</text:span><text:span text:style-name="T4">567</text:span></text:p>
          </draw:text-box>
        </draw:frame>
        <draw:frame draw:style-name="gr25" draw:text-style-name="P20" draw:layer="layout" svg:width="3.722cm" svg:height="0.886cm" svg:x="14.201cm" svg:y="12.806cm">
          <draw:text-box>
            <text:p text:style-name="P19"><text:span text:style-name="T4">468..</text:span><text:span text:style-name="T4">467</text:span></text:p>
          </draw:text-box>
        </draw:frame>
        <draw:frame draw:style-name="gr25" draw:text-style-name="P18" draw:layer="layout" svg:width="3.471cm" svg:height="0.886cm" svg:x="17.757cm" svg:y="13.974cm">
          <draw:text-box>
            <text:p><text:span text:style-name="T4">568..</text:span><text:span text:style-name="T4">578</text:span></text:p>
          </draw:text-box>
        </draw:frame>
        <draw:custom-shape draw:style-name="gr17" draw:text-style-name="P4" draw:layer="layout" svg:width="0.531cm" svg:height="0.92cm" svg:x="9.117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19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29cm">
          <text:p text:style-name="P13"><text:span text:style-name="T1">promote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19.95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19.959cm">
          <text:p text:style-name="P13"><text:span text:style-name="T1">terminato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2cm">
          <draw:text-box>
            <text:p><text:span text:style-name="T4">577..</text:span><text:span text:style-name="T4">494</text:span></text:p>
          </draw:text-box>
        </draw:frame>
        <draw:custom-shape draw:style-name="gr29" draw:text-style-name="P4" draw:layer="layout" svg:width="0.531cm" svg:height="0.92cm" svg:x="15.521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754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79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1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28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56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588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49cm">
          <draw:text-box>
            <text:p><text:span text:style-name="T4">1123.</text:span><text:span text:style-name="T4">.578</text:span></text:p>
          </draw:text-box>
        </draw:frame>
        <draw:frame draw:style-name="gr25" draw:text-style-name="P18" draw:layer="layout" svg:width="3.833cm" svg:height="0.886cm" svg:x="22.654cm" svg:y="19.917cm">
          <draw:text-box>
            <text:p><text:span text:style-name="T4">1123.</text:span><text:span text:style-name="T4">.494</text:span></text:p>
          </draw:text-box>
        </draw:frame>
        <draw:line draw:style-name="gr34" draw:text-style-name="P7" draw:layer="layout" svg:x1="9.2cm" svg:y1="2.515cm" svg:x2="9.2cm" svg:y2="6.846cm">
          <text:p/>
        </draw:line>
        <draw:line draw:style-name="gr34" draw:text-style-name="P7" draw:layer="layout" svg:x1="14.567cm" svg:y1="2.515cm" svg:x2="14.567cm" svg:y2="6.668cm">
          <text:p/>
        </draw:line>
        <draw:frame draw:style-name="gr25" draw:text-style-name="P25" draw:layer="layout" svg:width="2.213cm" svg:height="0.886cm" svg:x="8.052cm" svg:y="1.522cm">
          <draw:text-box>
            <text:p><text:span text:style-name="T5">ZraI</text:span></text:p>
          </draw:text-box>
        </draw:frame>
        <draw:frame draw:style-name="gr25" draw:text-style-name="P18" draw:layer="layout" svg:width="2.675cm" svg:height="0.886cm" svg:x="13.432cm" svg:y="1.522cm">
          <draw:text-box>
            <text:p><text:span text:style-name="T5">AjiI</text:span></text:p>
          </draw:text-box>
        </draw:frame>
        <draw:frame draw:style-name="gr25" draw:text-style-name="P25" draw:layer="layout" svg:width="2.467cm" svg:height="0.886cm" svg:x="18.974cm" svg:y="1.522cm">
          <draw:text-box>
            <text:p><text:span text:style-name="T5">EcoRV</text:span></text:p>
          </draw:text-box>
        </draw:frame>
        <draw:line draw:style-name="gr34" draw:text-style-name="P7" draw:layer="layout" svg:x1="20.041cm" svg:y1="2.515cm" svg:x2="20.09cm" svg:y2="8.64cm">
          <text:p/>
        </draw:line>
        <draw:frame draw:style-name="gr35" draw:text-style-name="P18" draw:layer="layout" svg:width="4.826cm" svg:height="2.791cm" svg:x="-13.74cm" svg:y="2.39cm">
          <draw:text-box>
            <text:p><text:span text:style-name="T4"/></text:p>
            <text:p><text:span text:style-name="T4"/></text:p>
          </draw:text-box>
        </draw:frame>
        <draw:custom-shape draw:style-name="gr36" draw:text-style-name="P27" draw:layer="layout" svg:width="5.08cm" svg:height="2.541cm" svg:x="0.991cm" svg:y="13.691cm">
          <text:p text:style-name="P26"><text:span text:style-name="T4">Transcription </text:span></text:p>
          <text:p text:style-name="P26"><text:span text:style-name="T4">Unit (TU)</text:span></text:p>
          <draw:enhanced-geometry svg:viewBox="0 0 21600 21600" draw:mirror-horizontal="false" draw:mirror-vertical="false" draw:text-areas="0 0 21600 21600" draw:type="pentagon-right" draw:modifiers="19457.42963983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4.064cm" svg:height="3.048cm" svg:x="2.523cm" svg:y="21.311cm">
          <text:p text:style-name="P26"><text:span text:style-name="T4">Multiple </text:span></text:p>
          <text:p text:style-name="P26"><text:span text:style-name="T4">Expression</text:span></text:p>
          <text:p text:style-name="P26"><text:span text:style-name="T4">Construct</text:span></text:p>
          <draw:enhanced-geometry svg:viewBox="0 0 21600 21600" draw:mirror-horizontal="false" draw:mirror-vertical="false" draw:text-areas="0 0 21600 21600" draw:type="pentagon-right" draw:modifiers="18985.682656826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" draw:text-style-name="P28" draw:layer="layout" svg:width="13.716cm" svg:height="1.381cm" svg:x="27.305cm" svg:y="1.134cm">
          <draw:text-box>
            <text:p><text:span text:style-name="T6">The </text:span><text:span text:style-name="T6">Yea</text:span><text:span text:style-name="T6">st </text:span><text:span text:style-name="T6">Pat</text:span><text:span text:style-name="T6">hwa</text:span><text:span text:style-name="T6">y </text:span><text:span text:style-name="T6">Kit</text:span></text:p>
          </draw:text-box>
        </draw:frame>
        <draw:frame draw:style-name="gr39" draw:text-style-name="P29" xml:id="id9" draw:id="id9" draw:layer="layout" svg:width="2.032cm" svg:height="1.016cm" svg:x="7.979cm" svg:y="8.039cm">
          <draw:text-box>
            <text:p><text:span text:style-name="T7">Not</text:span><text:span text:style-name="T8">I</text:span></text:p>
          </draw:text-box>
        </draw:frame>
        <draw:frame draw:style-name="gr39" draw:text-style-name="P30" xml:id="id10" draw:id="id10" draw:layer="layout" svg:width="2.032cm" svg:height="1.016cm" svg:x="22.548cm" svg:y="2.712cm">
          <draw:text-box>
            <text:p><text:span text:style-name="T9">Pac</text:span><text:span text:style-name="T10">I</text:span></text:p>
          </draw:text-box>
        </draw:frame>
        <draw:frame draw:style-name="gr39" draw:text-style-name="P29" xml:id="id11" draw:id="id11" draw:layer="layout" svg:width="3.048cm" svg:height="1.016cm" svg:x="23.473cm" svg:y="3.721cm">
          <draw:text-box>
            <text:p><text:span text:style-name="T7">Acc</text:span><text:span text:style-name="T8">I</text:span><text:span text:style-name="T8">II</text:span></text:p>
          </draw:text-box>
        </draw:frame>
        <draw:connector draw:style-name="gr40" draw:text-style-name="P7" draw:layer="layout" draw:type="line" svg:x1="8.995cm" svg:y1="8.039cm" svg:x2="8.988cm" svg:y2="7.302cm" draw:start-shape="id9" svg:d="M8995 8039l-7-737" svg:viewBox="0 0 8 738">
          <text:p/>
        </draw:connector>
        <draw:connector draw:style-name="gr40" draw:text-style-name="P7" xml:id="id12" draw:id="id12" draw:layer="layout" draw:type="line" svg:x1="22.548cm" svg:y1="3.22cm" svg:x2="20.273cm" svg:y2="5.364cm" draw:start-shape="id10" draw:start-glue-point="3" svg:d="M22548 3220l-2275 2144" svg:viewBox="0 0 2276 2145">
          <text:p/>
        </draw:connector>
        <draw:connector draw:style-name="gr40" draw:text-style-name="P7" draw:layer="layout" draw:type="line" svg:x1="23.473cm" svg:y1="4.229cm" svg:x2="20.273cm" svg:y2="5.364cm" draw:start-shape="id11" draw:start-glue-point="3" draw:end-shape="id12" draw:end-glue-point="3" svg:d="M23473 4229l-3200 1135" svg:viewBox="0 0 3201 1136">
          <text:p/>
        </draw:connector>
        <draw:frame draw:style-name="gr41" draw:text-style-name="P32" xml:id="id13" draw:id="id13" draw:layer="layout" svg:width="1.963cm" svg:height="0.886cm" svg:x="17.376cm" svg:y="2.82cm">
          <draw:text-box>
            <text:p text:style-name="P31"><text:span text:style-name="T11">Smi</text:span><text:span text:style-name="T12">I</text:span></text:p>
          </draw:text-box>
        </draw:frame>
        <draw:connector draw:style-name="gr40" draw:text-style-name="P7" draw:layer="layout" draw:type="line" svg:x1="19.339cm" svg:y1="3.263cm" svg:x2="19.832cm" svg:y2="5.305cm" draw:start-shape="id13" draw:start-glue-point="1" svg:d="M19339 3263l493 2042" svg:viewBox="0 0 494 2043">
          <text:p/>
        </draw:connector>
        <draw:custom-shape draw:style-name="gr17" draw:text-style-name="P4" draw:layer="layout" svg:width="0.531cm" svg:height="0.92cm" svg:x="9.144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4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76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4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761cm">
          <text:p text:style-name="P13"><text:span text:style-name="T1">promote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4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76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33" draw:layer="layout" svg:width="5.842cm" svg:height="1.016cm" svg:x="17.509cm" svg:y="26.13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draw:layer="layout" svg:width="4.572cm" svg:height="1.575cm" svg:x="2.391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5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0.531cm" svg:height="0.92cm" svg:x="8.517cm" svg:y="19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5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7" draw:id="id7" draw:layer="layout" svg:width="0.531cm" svg:height="0.92cm" svg:x="8.517cm" svg:y="21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17" draw:id="id17" draw:layer="layout" svg:width="0.531cm" svg:height="0.852cm" svg:x="32.668cm" svg:y="21.95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xml:id="id1" draw:id="id1" draw:layer="layout" svg:width="1.257cm" svg:height="0.759cm" svg:x="31.517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5" xml:id="id3" draw:id="id3" draw:layer="layout" svg:width="1.257cm" svg:height="0.759cm" svg:x="38.183cm" svg:y="5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38cm" svg:x2="30.94cm" svg:y2="13.484cm">
          <text:p/>
        </draw:line>
        <draw:custom-shape draw:style-name="gr54" draw:text-style-name="P34" xml:id="id14" draw:id="id14" draw:layer="layout" svg:width="2.527cm" svg:height="0.759cm" svg:x="28.4cm" svg:y="13.8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16" draw:id="id16" draw:layer="layout" svg:width="2.794cm" svg:height="0.759cm" svg:x="30.94cm" svg:y="13.8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13cm">
          <draw:text-box>
            <text:p>ZraI AatII FspAI EcoRV</text:p>
          </draw:text-box>
        </draw:frame>
        <draw:connector draw:style-name="gr9" draw:text-style-name="P7" draw:layer="layout" draw:type="curve" svg:x1="28.4cm" svg:y1="14.217cm" svg:x2="28.169cm" svg:y2="16.797cm" draw:start-shape="id14" draw:start-glue-point="3" draw:end-shape="id15" draw:end-glue-point="3" svg:d="M28400 14217c-1098 0-982 2580-231 2580" svg:viewBox="0 0 811 2581">
          <text:p/>
        </draw:connector>
        <draw:connector draw:style-name="gr9" draw:text-style-name="P7" draw:layer="layout" draw:type="curve" svg:x1="33.734cm" svg:y1="14.22cm" svg:x2="33.457cm" svg:y2="16.797cm" draw:start-shape="id16" draw:start-glue-point="1" draw:end-shape="id15" draw:end-glue-point="1" svg:d="M33734 14220c751 0 890 2577-277 2577" svg:viewBox="0 0 860 2578">
          <text:p/>
        </draw:connector>
        <draw:frame draw:style-name="gr57" draw:text-style-name="P37" xml:id="id15" draw:id="id15" draw:layer="layout" svg:width="5.288cm" svg:height="0.899cm" svg:x="28.169cm" svg:y="16.348cm">
          <draw:text-box>
            <text:p><text:span text:style-name="T2">pUC amp URA3 2µ</text:span></text:p>
          </draw:text-box>
        </draw:frame>
        <draw:line draw:style-name="gr58" draw:text-style-name="P7" xml:id="id8" draw:id="id8" draw:layer="layout" svg:x1="9.831cm" svg:y1="25.721cm" svg:x2="33.199cm" svg:y2="25.767cm">
          <text:p/>
        </draw:line>
        <draw:connector draw:style-name="gr9" draw:text-style-name="P7" draw:layer="layout" draw:type="curve" svg:x1="33.199cm" svg:y1="25.744cm" svg:x2="33.199cm" svg:y2="22.385cm" draw:start-shape="id8" draw:start-glue-point="1" draw:end-shape="id17" draw:end-glue-point="1" svg:d="M33199 25744c900 0 900-3359 0-3359" svg:viewBox="0 0 676 3360">
          <text:p/>
        </draw:connector>
        <draw:custom-shape draw:style-name="gr49" draw:text-style-name="P34" draw:layer="layout" svg:width="0.531cm" svg:height="0.92cm" svg:x="8.453cm" svg:y="27.6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7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13cm" svg:x2="8.453cm" svg:y2="28.613cm">
          <text:p/>
        </draw:line>
        <draw:line draw:style-name="gr58" draw:text-style-name="P7" draw:layer="layout" svg:x1="33.345cm" svg:y1="28.613cm" svg:x2="34.869cm" svg:y2="28.613cm">
          <text:p/>
        </draw:line>
        <draw:connector draw:style-name="gr59" draw:text-style-name="P7" draw:layer="layout" draw:type="curve" svg:x1="8.59cm" svg:y1="14.27cm" svg:x2="11.661cm" svg:y2="17.278cm" draw:start-shape="id18" draw:start-glue-point="3" draw:end-shape="id19" draw:end-glue-point="3" svg:d="M8590 14270c-753 0-2288 3008 3071 3008" svg:viewBox="0 0 3867 3009">
          <text:p/>
        </draw:connector>
        <draw:custom-shape draw:style-name="gr49" draw:text-style-name="P34" xml:id="id18" draw:id="id18" draw:layer="layout" svg:width="0.531cm" svg:height="0.92cm" svg:x="8.59cm" svg:y="1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0" draw:id="id20" draw:layer="layout" svg:width="0.531cm" svg:height="0.852cm" svg:x="19.543cm" svg:y="15.8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19" draw:id="id19" draw:layer="layout" svg:x1="11.661cm" svg:y1="17.278cm" svg:x2="19.027cm" svg:y2="17.278cm">
          <text:p/>
        </draw:line>
        <draw:connector draw:style-name="gr9" draw:text-style-name="P7" draw:layer="layout" draw:type="curve" svg:x1="19.027cm" svg:y1="17.278cm" svg:x2="20.074cm" svg:y2="16.28cm" draw:start-shape="id19" draw:start-glue-point="1" draw:end-shape="id20" draw:end-glue-point="1" svg:d="M19027 17278c2322 0 1798-998 1047-998" svg:viewBox="0 0 1685 999">
          <text:p/>
        </draw:connector>
        <draw:custom-shape draw:style-name="gr49" draw:text-style-name="P34" draw:layer="layout" svg:width="0.531cm" svg:height="0.92cm" svg:x="8.59cm" svg:y="12.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9.491cm" svg:y="14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4" draw:id="id4" draw:layer="layout" svg:width="3.048cm" svg:height="0.912cm" svg:x="30.455cm" svg:y="3.531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xml:id="id6" draw:id="id6" draw:layer="layout" svg:width="3.194cm" svg:height="0.852cm" svg:x="37.483cm" svg:y="3.531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ellipse draw:style-name="gr60" draw:text-style-name="P15" xml:id="id21" draw:id="id21" draw:layer="layout" svg:width="2.639cm" svg:height="2.138cm" svg:x="1.499cm" svg:y="7.193cm" draw:kind="arc" draw:start-angle="93.73" draw:end-angle="261.74">
          <text:p/>
        </draw:ellipse>
        <draw:ellipse draw:style-name="gr60" draw:text-style-name="P15" xml:id="id22" draw:id="id22" draw:layer="layout" svg:width="2.639cm" svg:height="2.138cm" svg:x="26.4cm" svg:y="7.193cm" draw:kind="arc" draw:start-angle="278.32" draw:end-angle="86.22">
          <text:p/>
        </draw:ellipse>
        <draw:connector draw:style-name="gr61" draw:text-style-name="P7" draw:layer="layout" draw:type="line" svg:x1="2.733cm" svg:y1="9.32cm" svg:x2="27.806cm" svg:y2="9.32cm" draw:start-shape="id21" draw:start-glue-point="2" draw:end-shape="id22" draw:end-glue-point="2" svg:d="M2733 9320h25073" svg:viewBox="0 0 25074 1">
          <text:p/>
        </draw:connector>
        <draw:custom-shape draw:style-name="gr62" draw:text-style-name="P27" draw:layer="layout" svg:width="3.2cm" svg:height="2.762cm" svg:x="36.321cm" svg:y="14.199cm">
          <text:p text:style-name="P26"><text:span text:style-name="T4">Bac</text:span><text:span text:style-name="T4">kbo</text:span><text:span text:style-name="T4">ne</text:span></text:p>
          <text:p text:style-name="P26"><text:span text:style-name="T4">vec</text:span><text:span text:style-name="T4">tor</text:span></text:p>
          <draw:enhanced-geometry svg:viewBox="0 0 21600 21600" draw:mirror-horizontal="true" draw:mirror-vertical="false" draw:text-areas="0 0 21600 21600" draw:type="pentagon-right" draw:modifiers="18637.6757263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3" draw:text-style-name="P38" draw:layer="layout" svg:width="2.407cm" svg:height="0.828cm" svg:x="29.693cm" svg:y="15.215cm">
          <draw:text-box>
            <text:p><text:span text:style-name="T13">pYP</text:span><text:span text:style-name="T13">Kpw</text:span></text:p>
          </draw:text-box>
        </draw:frame>
        <draw:frame draw:style-name="gr64" draw:text-style-name="P40" draw:layer="layout" svg:width="2.09cm" svg:height="0.828cm" svg:x="34.461cm" svg:y="6.579cm">
          <draw:text-box>
            <text:p text:style-name="P39"><text:span text:style-name="T2">pYP</text:span><text:span text:style-name="T2">Ka</text:span></text:p>
          </draw:text-box>
        </draw:frame>
        <draw:frame draw:style-name="gr65" draw:text-style-name="P40" draw:layer="layout" svg:width="2.09cm" svg:height="0.828cm" svg:x="2.203cm" svg:y="7.849cm">
          <draw:text-box>
            <text:p text:style-name="P39"><text:span text:style-name="T2">pYP</text:span><text:span text:style-name="T2">Ka</text:span></text:p>
          </draw:text-box>
        </draw:frame>
        <draw:line draw:style-name="gr66" draw:text-style-name="P7" draw:layer="layout" svg:x1="17.001cm" svg:y1="21.057cm" svg:x2="18.017cm" svg:y2="21.565cm">
          <text:p/>
        </draw:line>
        <draw:line draw:style-name="gr66" draw:text-style-name="P7" draw:layer="layout" svg:x1="17.001cm" svg:y1="21.565cm" svg:x2="18.017cm" svg:y2="21.057cm">
          <text:p/>
        </draw:line>
        <draw:line draw:style-name="gr66" draw:text-style-name="P7" draw:layer="layout" svg:x1="23.459cm" svg:y1="22.837cm" svg:x2="24.475cm" svg:y2="23.345cm">
          <text:p/>
        </draw:line>
        <draw:line draw:style-name="gr66" draw:text-style-name="P7" draw:layer="layout" svg:x1="23.459cm" svg:y1="23.345cm" svg:x2="24.475cm" svg:y2="22.837cm">
          <text:p/>
        </draw:line>
        <draw:line draw:style-name="gr66" draw:text-style-name="P7" draw:layer="layout" svg:x1="8.601cm" svg:y1="20.985cm" svg:x2="8.957cm" svg:y2="21.493cm">
          <text:p/>
        </draw:line>
        <draw:line draw:style-name="gr66" draw:text-style-name="P7" draw:layer="layout" svg:x1="8.957cm" svg:y1="20.985cm" svg:x2="8.601cm" svg:y2="21.493cm">
          <text:p/>
        </draw:line>
        <draw:line draw:style-name="gr66" draw:text-style-name="P7" draw:layer="layout" svg:x1="32.765cm" svg:y1="22.957cm" svg:x2="33.121cm" svg:y2="23.465cm">
          <text:p/>
        </draw:line>
        <draw:line draw:style-name="gr66" draw:text-style-name="P7" draw:layer="layout" svg:x1="33.121cm" svg:y1="22.957cm" svg:x2="32.765cm" svg:y2="23.465cm">
          <text:p/>
        </draw:line>
        <presentation:notes draw:style-name="dp2">
          <draw:page-thumbnail draw:style-name="gr67" draw:layer="layout" svg:width="19.798cm" svg:height="11.136cm" svg:x="0.6cm" svg:y="2.257cm" draw:page-number="1" presentation:class="page"/>
          <draw:frame presentation:style-name="pr1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68" draw:text-style-name="P42" draw:layer="layout" svg:width="32.836cm" svg:height="19.936cm" svg:x="4.731cm" svg:y="5.254cm">
          <draw:text-box>
            <text:p><text:span text:style-name="T14">gtt</text:span><text:span text:style-name="T14">ctg</text:span><text:span text:style-name="T14">atc</text:span><text:span text:style-name="T14">ctc</text:span><text:span text:style-name="T14">gag</text:span><text:span text:style-name="T14">cat</text:span><text:span text:style-name="T14">ctt</text:span><text:span text:style-name="T14">aag</text:span><text:span text:style-name="T14">aat</text:span><text:span text:style-name="T14">tcg</text:span><text:span text:style-name="T14">tcc</text:span><text:span text:style-name="T14">cac</text:span><text:span text:style-name="T14">ggt</text:span><text:span text:style-name="T14">ttg</text:span><text:span text:style-name="T14">tct</text:span><text:span text:style-name="T14">aga</text:span><text:span text:style-name="T14">gca</text:span><text:span text:style-name="T14">gcc</text:span><text:span text:style-name="T14">gac</text:span><text:span text:style-name="T14">aat</text:span><text:span text:style-name="T14">ctg</text:span><text:span text:style-name="T14">gcc</text:span><text:span text:style-name="T14">aat</text:span><text:span text:style-name="T14">ttc</text:span><text:span text:style-name="T14">ctg</text:span><text:span text:style-name="T14">acg</text:span><text:span text:style-name="T14">ggt</text:span><text:span text:style-name="T14">aat</text:span><text:span text:style-name="T14">ttt</text:span><text:span text:style-name="T14">gat</text:span><text:span text:style-name="T14">ttg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cat</text:span><text:span text:style-name="T14">gcc</text:span><text:span text:style-name="T14">gtc</text:span><text:span text:style-name="T14">cgg</text:span><text:span text:style-name="T14">gtg</text:span><text:span text:style-name="T14">agt</text:span><text:span text:style-name="T14">cat</text:span><text:span text:style-name="T14">agc</text:span><text:span text:style-name="T14">gtc</text:span><text:span text:style-name="T14">tgg</text:span><text:span text:style-name="T14">t</text:span><text:span text:style-name="T15">tg</text:span><text:span text:style-name="T15">ttt</text:span><text:span text:style-name="T15">tgc</text:span><text:span text:style-name="T15">cag</text:span><text:span text:style-name="T15">att</text:span><text:span text:style-name="T15">cag</text:span><text:span text:style-name="T15">cag</text:span><text:span text:style-name="T15">agt</text:span><text:span text:style-name="T15">ctg</text:span><text:span text:style-name="T15">tgc</text:span><text:span text:style-name="T15">aat</text:span><text:span text:style-name="T15">gcg</text:span><text:span text:style-name="T15">gcc</text:span><text:span text:style-name="T15">gct</text:span><text:span text:style-name="T15">GAC</text:span><text:span text:style-name="T16">GTC</text:span><text:span text:style-name="T16">gag</text:span><text:span text:style-name="T16">gaa</text:span><text:span text:style-name="T16">cgc</text:span><text:span text:style-name="T16">cag</text:span><text:span text:style-name="T16">gtt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>gcc</text:span><text:span text:style-name="T16">cac</text:span><text:span text:style-name="T16">ttt</text:span><text:span text:style-name="T16">ctc</text:span><text:span text:style-name="T16">act</text:span><text:span text:style-name="T16">agt</text:span><text:span text:style-name="T16">gac</text:span><text:span text:style-name="T16">ctg</text:span><text:span text:style-name="T16">cag</text:span><text:span text:style-name="T16">ccG</text:span><text:span text:style-name="T16">AC</text:span><text:span text:style-name="T17">G</text:span><text:span text:style-name="T17">TGc</text:span><text:span text:style-name="T17">cat</text:span><text:span text:style-name="T17">ctg</text:span><text:span text:style-name="T17">tgc</text:span><text:span text:style-name="T17">aga</text:span><text:span text:style-name="T17">caa</text:span><text:span text:style-name="T17">acg</text:span><text:span text:style-name="T17">cat</text:span><text:span text:style-name="T17">cag</text:span><text:span text:style-name="T17">GAT</text:span><text:span text:style-name="T18">ATC</text:span><text:span text:style-name="T18">cgg</text:span><text:span text:style-name="T18">att</text:span><text:span text:style-name="T18">tac</text:span><text:span text:style-name="T18">ctg</text:span><text:span text:style-name="T18">aat</text:span><text:span text:style-name="T18">caa</text:span><text:span text:style-name="T18">ttg</text:span><text:span text:style-name="T18">gcg</text:span><text:span text:style-name="T18">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</text:span><text:span text:style-name="T18">ttt</text:span><text:span text:style-name="T18">gta</text:span><text:span text:style-name="T18">cga</text:span><text:span text:style-name="T18">aat</text:span><text:span text:style-name="T18">ttc</text:span><text:span text:style-name="T18">agc</text:span><text:span text:style-name="T18">cac</text:span><text:span text:style-name="T19">ttc</text:span><text:span text:style-name="T19">aca</text:span><text:span text:style-name="T19">ggc</text:span><text:span text:style-name="T19">ggt</text:span><text:span text:style-name="T19">ttt</text:span><text:span text:style-name="T19">cgc</text:span><text:span text:style-name="T19">acg</text:span><text:span text:style-name="T19">tac</text:span><text:span text:style-name="T19">cca</text:span><text:span text:style-name="T19">tgc</text:span><text:span text:style-name="T19">gct</text:span><text:span text:style-name="T19">acg</text:span><text:span text:style-name="T19">ttc</text:span><text:span text:style-name="T19">ctg</text:span><text:span text:style-name="T19">gcc</text:span><text:span text:style-name="T19">ctc</text:span><text:span text:style-name="T19">ttc</text:span><text:span text:style-name="T19">aaa</text:span><text:span text:style-name="T19">cag</text:span><text:span text:style-name="T19">gcc</text:span><text:span text:style-name="T19">cag</text:span><text:span text:style-name="T19">ttc</text:span><text:span text:style-name="T19">gcc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aat</text:span><text:span text:style-name="T19">aaa</text:span><text:span text:style-name="T19">atc</text:span><text:span text:style-name="T19">acc</text:span><text:span text:style-name="T19">ctg</text:span><text:span text:style-name="T19">att</text:span><text:span text:style-name="T19">cag</text:span><text:span text:style-name="T19">ata</text:span><text:span text:style-name="T19">gga</text:span><text:span text:style-name="T19">gag</text:span><text:span text:style-name="T19">gat</text:span><text:span text:style-name="T19">cat</text:span><text:span text:style-name="T19">ttc</text:span><text:span text:style-name="T19">ttt</text:span><text:span text:style-name="T19">acc</text:span><text:span text:style-name="T19">ctc</text:span><text:span text:style-name="T19">ttc</text:span><text:span text:style-name="T19">gtc</text:span><text:span text:style-name="T19">ttt</text:span><text:span text:style-name="T19">gat</text:span><text:span text:style-name="T19">cag</text:span><text:span text:style-name="T19">cac</text:span><text:span text:style-name="T19">tgc</text:span><text:span text:style-name="T19">cac</text:span><text:span text:style-name="T19">aga</text:span><text:span text:style-name="T19">gcc</text:span><text:span text:style-name="T19">ttt</text:span><text:span text:style-name="T19">aac</text:span><text:span text:style-name="T19">gat</text:span><text:span text:style-name="T19">gta</text:span><text:span text:style-name="T19">gta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>cag</text:span><text:span text:style-name="T19">cgt</text:span><text:span text:style-name="T19">ttc</text:span><text:span text:style-name="T19">cgc</text:span><text:span text:style-name="T19">ttt</text:span><text:span text:style-name="T19">ttc</text:span><text:span text:style-name="T19">acc</text:span><text:span text:style-name="T19">ctg</text:span><text:span text:style-name="T19">gtg</text:span><text:span text:style-name="T19">aat</text:span><text:span text:style-name="T19">aag</text:span><text:span text:style-name="T19">cgt</text:span><text:span text:style-name="T19">gct</text:span><text:span text:style-name="T19">ctt</text:span><text:span text:style-name="T19">gga</text:span><text:span text:style-name="T19">tgg</text:span><text:span text:style-name="T19">gta</text:span><text:span text:style-name="T19">ctt</text:span><text:span text:style-name="T19">atg</text:span><text:span text:style-name="T19">aat</text:span><text:span text:style-name="T19">gtg</text:span><text:span text:style-name="T19">gca</text:span><text:span text:style-name="T19">atg</text:span><text:span text:style-name="T19">aga</text:span><text:span text:style-name="T19">caa</text:span><text:span text:style-name="T19">gaa</text:span><text:span text:style-name="T19">c</text:span></text:p>
          </draw:text-box>
        </draw:frame>
        <draw:frame draw:style-name="gr41" draw:text-style-name="P43" draw:layer="layout" svg:width="7.936cm" svg:height="0.886cm" svg:x="24.111cm" svg:y="8.359cm">
          <draw:text-box>
            <text:p><text:span text:style-name="T4">gtg</text:span><text:span text:style-name="T4">caa</text:span><text:span text:style-name="T4">tgc</text:span><text:span text:style-name="T4">ggc</text:span><text:span text:style-name="T4">cgc</text:span><text:span text:style-name="T4">tGA</text:span><text:span text:style-name="T4">C&gt;</text:span></text:p>
          </draw:text-box>
        </draw:frame>
        <draw:frame draw:style-name="gr69" draw:text-style-name="P43" draw:layer="layout" svg:width="11.522cm" svg:height="1.016cm" svg:x="4.715cm" svg:y="4.487cm">
          <draw:text-box>
            <text:p><text:span text:style-name="T4">gtt</text:span><text:span text:style-name="T4">ctg</text:span><text:span text:style-name="T4">atc</text:span><text:span text:style-name="T4">ctc</text:span><text:span text:style-name="T4">gag</text:span><text:span text:style-name="T4">cat</text:span><text:span text:style-name="T4">ctt</text:span><text:span text:style-name="T4">aag</text:span><text:span text:style-name="T4">aat</text:span><text:span text:style-name="T4">tc&gt;</text:span></text:p>
          </draw:text-box>
        </draw:frame>
        <draw:frame draw:style-name="gr41" draw:text-style-name="P43" draw:layer="layout" svg:width="11.796cm" svg:height="0.886cm" svg:x="21.779cm" svg:y="24.998cm">
          <draw:text-box>
            <text:p><text:span text:style-name="T4">&lt;tg</text:span><text:span text:style-name="T4">aat</text:span><text:span text:style-name="T4">act</text:span><text:span text:style-name="T4">tac</text:span><text:span text:style-name="T4">acc</text:span><text:span text:style-name="T4">gtt</text:span><text:span text:style-name="T4">act</text:span><text:span text:style-name="T4">ctg</text:span><text:span text:style-name="T4">ttc</text:span><text:span text:style-name="T4">ttg</text:span></text:p>
          </draw:text-box>
        </draw:frame>
        <draw:frame draw:style-name="gr69" draw:text-style-name="P43" draw:layer="layout" svg:width="6.791cm" svg:height="1.016cm" svg:x="30.715cm" svg:y="7.697cm">
          <draw:text-box>
            <text:p><text:span text:style-name="T4">GTC</text:span><text:span text:style-name="T4">gag</text:span><text:span text:style-name="T4">gaa</text:span><text:span text:style-name="T4">cgc</text:span><text:span text:style-name="T4">cag</text:span><text:span text:style-name="T4">gtt</text:span></text:p>
          </draw:text-box>
        </draw:frame>
        <draw:frame draw:style-name="gr41" draw:text-style-name="P43" draw:layer="layout" svg:width="4.064cm" svg:height="0.886cm" svg:x="4.399cm" svg:y="12.175cm">
          <draw:text-box>
            <text:p><text:span text:style-name="T4"><text:s/></text:span><text:span text:style-name="T4">gcc</text:span><text:span text:style-name="T4">cac</text:span><text:span text:style-name="T4">t&gt;</text:span></text:p>
          </draw:text-box>
        </draw:frame>
        <draw:frame draw:style-name="gr41" draw:text-style-name="P44" draw:layer="layout" svg:width="9.038cm" svg:height="0.886cm" svg:x="15.829cm" svg:y="12.202cm">
          <draw:text-box>
            <text:p><text:span text:style-name="T20">GTG</text:span><text:span text:style-name="T20">cca</text:span><text:span text:style-name="T20">tct</text:span><text:span text:style-name="T20">gtg</text:span><text:span text:style-name="T20">cag</text:span><text:span text:style-name="T20">aca</text:span><text:span text:style-name="T20">aac</text:span><text:span text:style-name="T20">g&gt;</text:span></text:p>
          </draw:text-box>
        </draw:frame>
        <draw:frame draw:style-name="gr41" draw:text-style-name="P44" draw:layer="layout" svg:width="9.058cm" svg:height="0.886cm" svg:x="7.555cm" svg:y="13.599cm">
          <draw:text-box>
            <text:p><text:span text:style-name="T20">&lt;ga</text:span><text:span text:style-name="T20">gtg</text:span><text:span text:style-name="T20">atc</text:span><text:span text:style-name="T20">act</text:span><text:span text:style-name="T20">gga</text:span><text:span text:style-name="T20">cgt</text:span><text:span text:style-name="T20">cgg</text:span><text:span text:style-name="T20">CTG</text:span></text:p>
          </draw:text-box>
        </draw:frame>
        <draw:frame draw:style-name="gr41" draw:text-style-name="P44" draw:layer="layout" svg:width="11.884cm" svg:height="0.886cm" svg:x="17.561cm" svg:y="14.152cm">
          <draw:text-box>
            <text:p><text:span text:style-name="T20">&lt;ag</text:span><text:span text:style-name="T20">aca</text:span><text:span text:style-name="T20">cgt</text:span><text:span text:style-name="T20">ctg</text:span><text:span text:style-name="T20">ttt</text:span><text:span text:style-name="T20">gcg</text:span><text:span text:style-name="T20">tag</text:span><text:span text:style-name="T20">tcC</text:span><text:span text:style-name="T20">TA</text:span><text:span text:style-name="T21">A</text:span><text:span text:style-name="T21">ATT</text:span><text:span text:style-name="T21">TA</text:span></text:p>
          </draw:text-box>
        </draw:frame>
        <draw:frame draw:style-name="gr41" draw:text-style-name="P44" draw:layer="layout" svg:width="11.004cm" svg:height="0.886cm" svg:x="26.315cm" svg:y="13.537cm">
          <draw:text-box>
            <text:p><text:span text:style-name="T20">&lt;ta</text:span><text:span text:style-name="T20">ggc</text:span><text:span text:style-name="T20">cta</text:span><text:span text:style-name="T20">aat</text:span><text:span text:style-name="T20">gga</text:span><text:span text:style-name="T20">ctt</text:span><text:span text:style-name="T20">agt</text:span><text:span text:style-name="T20">taa</text:span><text:span text:style-name="T20">ccg</text:span><text:span text:style-name="T20">ctt</text:span></text:p>
          </draw:text-box>
        </draw:frame>
        <draw:custom-shape draw:style-name="gr14" draw:text-style-name="P9" draw:layer="layout" svg:width="1.778cm" svg:height="1.016cm" svg:x="8.357cm" svg:y="3.2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5.8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4.3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7.3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975cm" svg:y="11.2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5.0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11.1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4.4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441cm" svg:y1="5.95cm" svg:x2="4.981cm" svg:y2="5.95cm">
          <text:p/>
        </draw:line>
        <draw:line draw:style-name="gr70" draw:text-style-name="P7" draw:layer="layout" svg:x1="32.361cm" svg:y1="24.992cm" svg:x2="38.911cm" svg:y2="24.992cm">
          <text:p/>
        </draw:line>
        <draw:custom-shape draw:style-name="gr14" draw:text-style-name="P9" draw:layer="layout" svg:width="1.778cm" svg:height="1.016cm" svg:x="34.519cm" svg:y="6.879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15.011cm" svg:y="27.836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4.895cm" svg:y="27.836cm">
          <draw:text-box>
            <text:p><text:span text:style-name="T15">GAC</text:span><text:span text:style-name="T16">GTC</text:span></text:p>
          </draw:text-box>
        </draw:frame>
        <draw:frame draw:style-name="gr71" draw:text-style-name="P36" draw:layer="layout" svg:width="2.584cm" svg:height="0.887cm" svg:x="10.275cm" svg:y="27.836cm">
          <draw:text-box>
            <text:p><text:span text:style-name="T16">GAC</text:span><text:span text:style-name="T17">GTG</text:span></text:p>
          </draw:text-box>
        </draw:frame>
        <draw:frame draw:style-name="gr5" draw:text-style-name="P5" draw:layer="layout" svg:width="1.315cm" svg:height="0.871cm" svg:x="15.469cm" svg:y="10.448cm">
          <draw:text-box>
            <text:p><text:span text:style-name="T1">orf</text:span></text:p>
          </draw:text-box>
        </draw:frame>
        <draw:custom-shape draw:style-name="gr22" draw:text-style-name="P14" draw:layer="layout" svg:width="3.048cm" svg:height="0.912cm" svg:x="29.439cm" svg:y="6.343cm">
          <text:p text:style-name="P13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25.229cm" svg:y="10.467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72" draw:text-style-name="P7" draw:layer="layout" svg:x1="30.963cm" svg:y1="7.255cm" svg:x2="30.963cm" svg:y2="10.049cm">
          <text:p/>
        </draw:line>
        <draw:line draw:style-name="gr72" draw:text-style-name="P7" draw:layer="layout" svg:x1="16.063cm" svg:y1="11.319cm" svg:x2="16.063cm" svg:y2="13.749cm">
          <text:p/>
        </draw:line>
        <draw:line draw:style-name="gr72" draw:text-style-name="P7" draw:layer="layout" svg:x1="26.899cm" svg:y1="11.319cm" svg:x2="26.899cm" svg:y2="14.113cm">
          <text:p/>
        </draw:line>
        <draw:frame draw:style-name="gr25" draw:text-style-name="P25" draw:layer="layout" svg:width="2.213cm" svg:height="0.886cm" svg:x="4.895cm" svg:y="26.567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10.275cm" svg:y="26.567cm">
          <draw:text-box>
            <text:p><text:span text:style-name="T5">Aji</text:span><text:span text:style-name="T5">I</text:span></text:p>
          </draw:text-box>
        </draw:frame>
        <draw:frame draw:style-name="gr25" draw:text-style-name="P25" draw:layer="layout" svg:width="2.467cm" svg:height="0.886cm" svg:x="15.011cm" svg:y="26.567cm">
          <draw:text-box>
            <text:p><text:span text:style-name="T5">Eco</text:span><text:span text:style-name="T5">RV</text:span></text:p>
          </draw:text-box>
        </draw:frame>
        <draw:frame draw:style-name="gr73" draw:text-style-name="P6" draw:layer="layout" svg:width="4.947cm" svg:height="0.899cm" svg:x="0.991cm" svg:y="0.991cm">
          <draw:text-box>
            <text:p><text:span text:style-name="T2">pYP</text:span><text:span text:style-name="T2">Ka(</text:span><text:span text:style-name="T2">pUC </text:span><text:span text:style-name="T2">amp</text:span><text:span text:style-name="T2">)</text:span></text:p>
          </draw:text-box>
        </draw:frame>
        <draw:frame draw:style-name="gr74" draw:text-style-name="P46" draw:layer="layout" svg:width="3.302cm" svg:height="1.098cm" svg:x="17.755cm" svg:y="19.705cm">
          <draw:text-box>
            <text:p text:style-name="P45"><text:span text:style-name="T22">24</text:span><text:span text:style-name="T22">2 </text:span><text:span text:style-name="T22">bp</text:span></text:p>
          </draw:text-box>
        </draw:frame>
        <draw:frame draw:style-name="gr75" draw:text-style-name="P48" draw:layer="layout" svg:width="3.296cm" svg:height="1.099cm" svg:x="16.491cm" svg:y="6.242cm">
          <draw:text-box>
            <text:p text:style-name="P47"><text:span text:style-name="T23">12</text:span><text:span text:style-name="T23">4 </text:span><text:span text:style-name="T23">bp</text:span></text:p>
          </draw:text-box>
        </draw:frame>
        <draw:frame draw:style-name="gr75" draw:text-style-name="P50" draw:layer="layout" svg:width="2.83cm" svg:height="1.099cm" svg:x="19.025cm" svg:y="8.274cm">
          <draw:text-box>
            <text:p text:style-name="P49"><text:span text:style-name="T24">44 </text:span><text:span text:style-name="T24">bp</text:span></text:p>
          </draw:text-box>
        </draw:frame>
        <draw:frame draw:style-name="gr75" draw:text-style-name="P52" draw:layer="layout" svg:width="2.83cm" svg:height="1.099cm" svg:x="10.607cm" svg:y="12.084cm">
          <draw:text-box>
            <text:p text:style-name="P51"><text:span text:style-name="T25">50 </text:span><text:span text:style-name="T25">bp</text:span></text:p>
          </draw:text-box>
        </draw:frame>
        <draw:frame draw:style-name="gr75" draw:text-style-name="P54" draw:layer="layout" svg:width="2.83cm" svg:height="1.099cm" svg:x="21.565cm" svg:y="10.897cm">
          <draw:text-box>
            <text:p text:style-name="P53"><text:span text:style-name="T26">31 </text:span><text:span text:style-name="T26">bp</text:span></text:p>
          </draw:text-box>
        </draw:frame>
        <draw:frame draw:style-name="gr75" draw:text-style-name="P56" draw:layer="layout" svg:width="2.83cm" svg:height="1.099cm" svg:x="5.055cm" svg:y="15.723cm">
          <draw:text-box>
            <text:p text:style-name="P55"><text:span text:style-name="T27">53 </text:span><text:span text:style-name="T27">bp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2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6" draw:text-style-name="P58" draw:layer="layout" svg:width="33.02cm" svg:height="8.506cm" svg:x="4.963cm" svg:y="6.955cm">
          <draw:text-box>
            <text:p><text:span text:style-name="T28">gtt</text:span><text:span text:style-name="T28">ctg</text:span><text:span text:style-name="T28">atc</text:span><text:span text:style-name="T28">ctc</text:span><text:span text:style-name="T28">gag</text:span><text:span text:style-name="T28">cat</text:span><text:span text:style-name="T28">ctt</text:span><text:span text:style-name="T28">aag</text:span><text:span text:style-name="T28">aat</text:span><text:span text:style-name="T28">tcg</text:span><text:span text:style-name="T28">tcc</text:span><text:span text:style-name="T28">cac</text:span><text:span text:style-name="T28">ggt</text:span><text:span text:style-name="T28">ttg</text:span><text:span text:style-name="T28">tct</text:span><text:span text:style-name="T28">aga</text:span><text:span text:style-name="T28">gca</text:span><text:span text:style-name="T28">gcc</text:span><text:span text:style-name="T28">gac</text:span><text:span text:style-name="T28">aat</text:span><text:span text:style-name="T28">ctg</text:span><text:span text:style-name="T28">gcc</text:span><text:span text:style-name="T28">aat</text:span><text:span text:style-name="T28">ttc</text:span><text:span text:style-name="T28">ctg</text:span><text:span text:style-name="T28">acg</text:span><text:span text:style-name="T28">ggt</text:span><text:span text:style-name="T28">aat</text:span><text:span text:style-name="T28">ttt</text:span><text:span text:style-name="T28">gat</text:span><text:span text:style-name="T28">ttg</text:span></text:p>
            <text:p><text:span text:style-name="T28"/></text:p>
            <text:p><text:span text:style-name="T28"/></text:p>
            <text:p><text:span text:style-name="T29">cat</text:span><text:span text:style-name="T29">gcc</text:span><text:span text:style-name="T29">gtc</text:span><text:span text:style-name="T29">cgg</text:span><text:span text:style-name="T29">gtg</text:span><text:span text:style-name="T29">agt</text:span><text:span text:style-name="T29">cat</text:span><text:span text:style-name="T29">agc</text:span><text:span text:style-name="T29">gtc</text:span><text:span text:style-name="T29">tgg</text:span><text:span text:style-name="T29">t</text:span><text:span text:style-name="T30">GA</text:span><text:span text:style-name="T30">C</text:span><text:span text:style-name="T31">GT</text:span><text:span text:style-name="T31">C</text:span><text:span text:style-name="T32">AT</text:span><text:span text:style-name="T32">GCG</text:span><text:span text:style-name="T32">CAT</text:span><text:span text:style-name="T33">GAT</text:span><text:span text:style-name="T34">ATC</text:span><text:span text:style-name="T35">ttc</text:span><text:span text:style-name="T35">aca</text:span><text:span text:style-name="T35">ggc</text:span><text:span text:style-name="T35">ggt</text:span><text:span text:style-name="T35">ttt</text:span><text:span text:style-name="T35">cgc</text:span><text:span text:style-name="T35">acg</text:span><text:span text:style-name="T35">tac</text:span><text:span text:style-name="T35">cca</text:span><text:span text:style-name="T35">tgc</text:span><text:span text:style-name="T35">gct</text:span><text:span text:style-name="T35">acg</text:span><text:span text:style-name="T35">ttc</text:span><text:span text:style-name="T35">ctg</text:span></text:p>
            <text:p><text:span text:style-name="T35"/></text:p>
            <text:p><text:span text:style-name="T35"/></text:p>
            <text:p><text:span text:style-name="T35">gcc</text:span><text:span text:style-name="T35">ctc</text:span><text:span text:style-name="T35">ttc</text:span><text:span text:style-name="T35">aaa</text:span><text:span text:style-name="T35">cag</text:span><text:span text:style-name="T35">gcc</text:span><text:span text:style-name="T35">cag</text:span><text:span text:style-name="T35">ttc</text:span><text:span text:style-name="T35">gcc</text:span><text:span text:style-name="T35">aat</text:span><text:span text:style-name="T35">aaa</text:span><text:span text:style-name="T35">atc</text:span><text:span text:style-name="T35">acc</text:span><text:span text:style-name="T35">ctg</text:span><text:span text:style-name="T35">att</text:span><text:span text:style-name="T35">cag</text:span><text:span text:style-name="T35">ata</text:span><text:span text:style-name="T35">gga</text:span><text:span text:style-name="T35">gag</text:span><text:span text:style-name="T35">gat</text:span><text:span text:style-name="T35">cat</text:span><text:span text:style-name="T35">ttc</text:span><text:span text:style-name="T35">ttt</text:span><text:span text:style-name="T35">acc</text:span><text:span text:style-name="T35">ctc</text:span><text:span text:style-name="T35">ttc</text:span><text:span text:style-name="T35">gtc</text:span><text:span text:style-name="T35">ttt</text:span><text:span text:style-name="T35">gat</text:span><text:span text:style-name="T35">cag</text:span><text:span text:style-name="T35">cac</text:span></text:p>
            <text:p><text:span text:style-name="T35"/></text:p>
            <text:p><text:span text:style-name="T35"/></text:p>
            <text:p><text:span text:style-name="T35">tgc</text:span><text:span text:style-name="T35">cac</text:span><text:span text:style-name="T35">aga</text:span><text:span text:style-name="T35">gcc</text:span><text:span text:style-name="T35">ttt</text:span><text:span text:style-name="T35">aac</text:span><text:span text:style-name="T35">gat</text:span><text:span text:style-name="T35">gta</text:span><text:span text:style-name="T35">gta</text:span><text:span text:style-name="T35">cag</text:span><text:span text:style-name="T35">cgt</text:span><text:span text:style-name="T35">ttc</text:span><text:span text:style-name="T35">cgc</text:span><text:span text:style-name="T35">ttt</text:span><text:span text:style-name="T35">ttc</text:span><text:span text:style-name="T35">acc</text:span><text:span text:style-name="T35">ctg</text:span><text:span text:style-name="T35">gtg</text:span><text:span text:style-name="T35">aat</text:span><text:span text:style-name="T35">aag</text:span><text:span text:style-name="T35">cgt</text:span><text:span text:style-name="T35">gct</text:span><text:span text:style-name="T35">ctt</text:span><text:span text:style-name="T35">gga</text:span><text:span text:style-name="T35">tgg</text:span><text:span text:style-name="T35">gta</text:span><text:span text:style-name="T35">ctt</text:span><text:span text:style-name="T35">atg</text:span><text:span text:style-name="T35">aat</text:span><text:span text:style-name="T35">gtg</text:span><text:span text:style-name="T35">gca</text:span></text:p>
            <text:p><text:span text:style-name="T35"/></text:p>
            <text:p><text:span text:style-name="T35"/></text:p>
            <text:p><text:span text:style-name="T35">atg</text:span><text:span text:style-name="T35">aga</text:span><text:span text:style-name="T35">caa</text:span><text:span text:style-name="T35">gaa</text:span><text:span text:style-name="T35">c</text:span></text:p>
          </draw:text-box>
        </draw:frame>
        <draw:frame draw:style-name="gr77" draw:text-style-name="P43" draw:layer="layout" svg:width="6.604cm" svg:height="1.013cm" svg:x="31.471cm" svg:y="13.432cm">
          <draw:text-box>
            <text:p><text:span text:style-name="T4">&lt;tg</text:span><text:span text:style-name="T4">aat</text:span><text:span text:style-name="T4">act</text:span><text:span text:style-name="T4">tac</text:span><text:span text:style-name="T4">acc</text:span><text:span text:style-name="T4">gt</text:span></text:p>
          </draw:text-box>
        </draw:frame>
        <draw:frame draw:style-name="gr78" draw:text-style-name="P43" draw:layer="layout" svg:width="5.175cm" svg:height="1.134cm" svg:x="4.96cm" svg:y="15.351cm">
          <draw:text-box>
            <text:p><text:span text:style-name="T4">tac</text:span><text:span text:style-name="T4">tct</text:span><text:span text:style-name="T4">gtt</text:span><text:span text:style-name="T4">ctt</text:span><text:span text:style-name="T4">g</text:span></text:p>
          </draw:text-box>
        </draw:frame>
        <draw:frame draw:style-name="gr69" draw:text-style-name="P43" draw:layer="layout" svg:width="11.522cm" svg:height="1.016cm" svg:x="4.963cm" svg:y="5.817cm">
          <draw:text-box>
            <text:p><text:span text:style-name="T4">gtt</text:span><text:span text:style-name="T4">ctg</text:span><text:span text:style-name="T4">atc</text:span><text:span text:style-name="T4">ctc</text:span><text:span text:style-name="T4">gag</text:span><text:span text:style-name="T4">cat</text:span><text:span text:style-name="T4">ctt</text:span><text:span text:style-name="T4">aag</text:span><text:span text:style-name="T4">aat</text:span><text:span text:style-name="T4">tc&gt;</text:span></text:p>
          </draw:text-box>
        </draw:frame>
        <draw:custom-shape draw:style-name="gr14" draw:text-style-name="P9" draw:layer="layout" svg:width="1.778cm" svg:height="1.016cm" svg:x="8.605cm" svg:y="4.54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4.011cm" svg:y="14.445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1" draw:text-style-name="P36" draw:layer="layout" svg:width="2.584cm" svg:height="0.887cm" svg:x="22.569cm" svg:y="19.278cm">
          <draw:text-box>
            <text:p><text:span text:style-name="T17">GAT</text:span><text:span text:style-name="T18">ATC</text:span></text:p>
          </draw:text-box>
        </draw:frame>
        <draw:frame draw:style-name="gr71" draw:text-style-name="P36" draw:layer="layout" svg:width="2.584cm" svg:height="0.887cm" svg:x="14.453cm" svg:y="19.278cm">
          <draw:text-box>
            <text:p><text:span text:style-name="T15">GAC</text:span><text:span text:style-name="T16">GTC</text:span></text:p>
          </draw:text-box>
        </draw:frame>
        <draw:frame draw:style-name="gr79" draw:text-style-name="P59" draw:layer="layout" svg:width="3.416cm" svg:height="1.095cm" svg:x="17.833cm" svg:y="19.278cm">
          <draw:text-box>
            <text:p text:style-name="P39"><text:span text:style-name="T32">ATG</text:span><text:span text:style-name="T32">CGC</text:span><text:span text:style-name="T32">AT</text:span></text:p>
          </draw:text-box>
        </draw:frame>
        <draw:frame draw:style-name="gr25" draw:text-style-name="P25" draw:layer="layout" svg:width="2.213cm" svg:height="0.886cm" svg:x="14.453cm" svg:y="18.009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17.833cm" svg:y="18.009cm">
          <draw:text-box>
            <text:p><text:span text:style-name="T5">Fsp</text:span><text:span text:style-name="T5">AI</text:span></text:p>
          </draw:text-box>
        </draw:frame>
        <draw:frame draw:style-name="gr25" draw:text-style-name="P25" draw:layer="layout" svg:width="2.467cm" svg:height="0.886cm" svg:x="22.569cm" svg:y="18.009cm">
          <draw:text-box>
            <text:p><text:span text:style-name="T5">Eco</text:span><text:span text:style-name="T5">RV</text:span></text:p>
          </draw:text-box>
        </draw:frame>
        <draw:line draw:style-name="gr80" draw:text-style-name="P7" draw:layer="layout" svg:x1="2.423cm" svg:y1="7.341cm" svg:x2="4.963cm" svg:y2="7.341cm">
          <text:p/>
        </draw:line>
        <draw:line draw:style-name="gr80" draw:text-style-name="P7" draw:layer="layout" svg:x1="9.881cm" svg:y1="14.961cm" svg:x2="12.421cm" svg:y2="14.961cm">
          <text:p/>
        </draw:line>
        <draw:frame draw:style-name="gr81" draw:text-style-name="P37" draw:layer="layout" svg:width="7.805cm" svg:height="0.899cm" svg:x="0.991cm" svg:y="1.108cm">
          <draw:text-box>
            <text:p><text:span text:style-name="T13">pYP</text:span><text:span text:style-name="T13">Kpw</text:span><text:span text:style-name="T13">(</text:span><text:span text:style-name="T2">pU</text:span><text:span text:style-name="T2">C </text:span><text:span text:style-name="T2">amp </text:span><text:span text:style-name="T2">URA</text:span><text:span text:style-name="T2">3 </text:span><text:span text:style-name="T2">2µ)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3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4" draw:layer="layout" svg:width="0.531cm" svg:height="0.92cm" svg:x="6.708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399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0.428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3.621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3.621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7.434cm" svg:y="7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7.277cm" svg:y="7.811cm">
          <text:p text:style-name="P13"><text:span text:style-name="T1">promot</text:span><text:span text:style-name="T1">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7" draw:layer="layout" svg:width="3.194cm" svg:height="0.852cm" svg:x="14.24cm" svg:y="7.806cm">
          <text:p text:style-name="P13"><text:span text:style-name="T1">term</text:span><text:span text:style-name="T1">inat</text:span><text:span text:style-name="T1">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59" draw:text-style-name="P7" draw:layer="layout" draw:type="curve" svg:x1="6.133cm" svg:y1="9.413cm" svg:x2="8.504cm" svg:y2="12.821cm" draw:start-shape="id23" draw:start-glue-point="3" draw:end-shape="id24" draw:end-glue-point="3" svg:d="M6133 9413c-753 0-1938 3408 2371 3408" svg:viewBox="0 0 3112 3409">
          <text:p/>
        </draw:connector>
        <draw:custom-shape draw:style-name="gr49" draw:text-style-name="P34" xml:id="id23" draw:id="id23" draw:layer="layout" svg:width="0.531cm" svg:height="0.92cm" svg:x="6.133cm" svg:y="8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25" draw:id="id25" draw:layer="layout" svg:width="0.531cm" svg:height="0.852cm" svg:x="18.009cm" svg:y="9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24" draw:id="id24" draw:layer="layout" svg:x1="8.504cm" svg:y1="12.821cm" svg:x2="15.87cm" svg:y2="12.821cm">
          <text:p/>
        </draw:line>
        <draw:connector draw:style-name="gr9" draw:text-style-name="P7" draw:layer="layout" draw:type="curve" svg:x1="15.87cm" svg:y1="12.821cm" svg:x2="18.54cm" svg:y2="9.455cm" draw:start-shape="id24" draw:start-glue-point="1" draw:end-shape="id25" draw:end-glue-point="1" svg:d="M15870 12821c4756 0 3421-3366 2670-3366" svg:viewBox="0 0 3433 3367">
          <text:p/>
        </draw:connector>
        <draw:custom-shape draw:style-name="gr49" draw:text-style-name="P34" draw:layer="layout" svg:width="0.531cm" svg:height="0.92cm" svg:x="6.133cm" svg:y="7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8.034cm" svg:y="7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778cm" svg:height="1.016cm" svg:x="6.071cm" svg:y="6.071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6.685cm" svg:y="6.071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0.389cm" svg:y="10.135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2.421cm" svg:y="10.135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3.637cm" svg:y="6.071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9.119cm" svg:y="6.071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2" draw:text-style-name="P7" draw:layer="layout" svg:width="2.286cm" svg:height="1.016cm" svg:x="11.151cm" svg:y="8.865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7" draw:layer="layout" svg:width="19.798cm" svg:height="11.136cm" svg:x="0.6cm" svg:y="2.257cm" draw:page-number="4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83" draw:text-style-name="P1" draw:layer="layout" svg:width="5.331cm" svg:height="1.575cm" svg:x="9.809cm" svg:y="6.168cm">
          <text:p text:style-name="P15">50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" draw:layer="layout" svg:width="5.607cm" svg:height="1.575cm" svg:x="15.143cm" svg:y="6.168cm">
          <text:p text:style-name="P15">31 b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9.816cm" svg:y1="5.113cm" svg:x2="9.793cm" svg:y2="7.743cm">
          <text:p/>
        </draw:line>
        <draw:line draw:style-name="gr34" draw:text-style-name="P7" draw:layer="layout" svg:x1="15.125cm" svg:y1="5.113cm" svg:x2="15.135cm" svg:y2="7.743cm">
          <text:p/>
        </draw:line>
        <draw:frame draw:style-name="gr25" draw:text-style-name="P25" draw:layer="layout" svg:width="2.213cm" svg:height="0.886cm" svg:x="8.914cm" svg:y="4.227cm">
          <draw:text-box>
            <text:p><text:span text:style-name="T5">Zra</text:span><text:span text:style-name="T5">I</text:span></text:p>
          </draw:text-box>
        </draw:frame>
        <draw:frame draw:style-name="gr25" draw:text-style-name="P18" draw:layer="layout" svg:width="2.675cm" svg:height="0.886cm" svg:x="14.294cm" svg:y="4.227cm">
          <draw:text-box>
            <text:p><text:span text:style-name="T5">Aji</text:span><text:span text:style-name="T5">I</text:span></text:p>
          </draw:text-box>
        </draw:frame>
        <draw:frame draw:style-name="gr25" draw:text-style-name="P25" draw:layer="layout" svg:width="2.467cm" svg:height="0.886cm" svg:x="19.536cm" svg:y="4.227cm">
          <draw:text-box>
            <text:p><text:span text:style-name="T5">Eco</text:span><text:span text:style-name="T5">RV</text:span></text:p>
          </draw:text-box>
        </draw:frame>
        <draw:ellipse draw:style-name="gr60" draw:text-style-name="P15" xml:id="id26" draw:id="id26" draw:layer="layout" svg:width="2.639cm" svg:height="2.138cm" svg:x="2.007cm" svg:y="7.698cm" draw:kind="arc" draw:start-angle="93.73" draw:end-angle="261.74">
          <text:p/>
        </draw:ellipse>
        <draw:ellipse draw:style-name="gr60" draw:text-style-name="P15" xml:id="id27" draw:id="id27" draw:layer="layout" svg:width="2.639cm" svg:height="2.138cm" svg:x="26.908cm" svg:y="7.698cm" draw:kind="arc" draw:start-angle="278.32" draw:end-angle="86.22">
          <text:p/>
        </draw:ellipse>
        <draw:connector draw:style-name="gr61" draw:text-style-name="P7" draw:layer="layout" draw:type="line" svg:x1="3.241cm" svg:y1="9.825cm" svg:x2="28.314cm" svg:y2="9.825cm" draw:start-shape="id26" draw:start-glue-point="2" draw:end-shape="id27" draw:end-glue-point="2" svg:d="M3241 9825h25073" svg:viewBox="0 0 25074 1">
          <text:p/>
        </draw:connector>
        <draw:frame draw:style-name="gr85" draw:text-style-name="P40" draw:layer="layout" svg:width="2.09cm" svg:height="0.828cm" svg:x="13.791cm" svg:y="8.304cm">
          <draw:text-box>
            <text:p text:style-name="P39"><text:span text:style-name="T2">pYPKa</text:span></text:p>
          </draw:text-box>
        </draw:frame>
        <draw:custom-shape draw:style-name="gr86" draw:text-style-name="P62" draw:layer="layout" svg:width="3.81cm" svg:height="1.016cm" svg:x="7.845cm" svg:y="1.773cm">
          <text:p text:style-name="P61"><text:span text:style-name="T36">promote</text:span><text:span text:style-name="T36">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7" draw:text-style-name="P63" draw:layer="layout" svg:width="4.316cm" svg:height="1.016cm" svg:x="18.723cm" svg:y="1.773cm">
          <text:p text:style-name="P61"><text:span text:style-name="T36">termina</text:span><text:span text:style-name="T36">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64" draw:layer="layout" svg:width="2.794cm" svg:height="1.036cm" svg:x="13.769cm" svg:y="1.753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9.777cm" svg:y1="4.227cm" svg:x2="7.999cm" svg:y2="3.043cm">
          <text:p/>
        </draw:line>
        <draw:line draw:style-name="gr89" draw:text-style-name="P7" draw:layer="layout" svg:x1="9.777cm" svg:y1="4.227cm" svg:x2="11.555cm" svg:y2="3.043cm">
          <text:p/>
        </draw:line>
        <draw:line draw:style-name="gr89" draw:text-style-name="P7" draw:layer="layout" svg:x1="20.677cm" svg:y1="4.227cm" svg:x2="18.899cm" svg:y2="3.043cm">
          <text:p/>
        </draw:line>
        <draw:line draw:style-name="gr89" draw:text-style-name="P7" draw:layer="layout" svg:x1="20.677cm" svg:y1="4.227cm" svg:x2="22.455cm" svg:y2="3.043cm">
          <text:p/>
        </draw:line>
        <draw:line draw:style-name="gr89" draw:text-style-name="P7" draw:layer="layout" svg:x1="15.177cm" svg:y1="4.227cm" svg:x2="13.841cm" svg:y2="3.043cm">
          <text:p/>
        </draw:line>
        <draw:line draw:style-name="gr89" draw:text-style-name="P7" draw:layer="layout" svg:x1="15.177cm" svg:y1="4.227cm" svg:x2="16.381cm" svg:y2="3.043cm">
          <text:p/>
        </draw:line>
        <draw:custom-shape draw:style-name="gr13" draw:text-style-name="P4" draw:layer="layout" svg:width="2.238cm" svg:height="1.575cm" svg:x="7.57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4" draw:layer="layout" svg:width="4.572cm" svg:height="1.575cm" svg:x="2.998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" draw:layer="layout" svg:width="2.342cm" svg:height="1.575cm" svg:x="20.753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3.095cm" svg:y="6.1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" draw:text-style-name="P7" draw:layer="layout" svg:x1="20.74cm" svg:y1="5.113cm" svg:x2="20.75cm" svg:y2="7.743cm">
          <text:p/>
        </draw:line>
        <presentation:notes draw:style-name="dp2">
          <draw:page-thumbnail draw:style-name="gr67" draw:layer="layout" svg:width="19.798cm" svg:height="11.136cm" svg:x="0.6cm" svg:y="2.257cm" draw:page-number="5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0" draw:text-style-name="P1" draw:layer="layout" svg:width="5.331cm" svg:height="1.575cm" svg:x="9.20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607cm" svg:height="1.575cm" svg:x="14.535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64cm" svg:height="1.575cm" svg:x="20.139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38cm" svg:height="1.575cm" svg:x="6.96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5" draw:layer="layout" svg:width="1.778cm" svg:height="1.016cm" svg:x="2.374cm" svg:y="9.83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66" draw:layer="layout" svg:width="1.778cm" svg:height="1.016cm" svg:x="25.88cm" svg:y="13.27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9.3cm" svg:y="9.83cm">
          <text:p text:style-name="P8"><text:span text:style-name="T3">4</text:span><text:span text:style-name="T3">6</text:span><text:span text:style-name="T3">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8.244cm" svg:y="13.274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2" draw:text-style-name="P67" draw:layer="layout" svg:width="1.778cm" svg:height="1.016cm" svg:x="14.732cm" svg:y="9.83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68" draw:layer="layout" svg:width="1.778cm" svg:height="1.016cm" svg:x="12.724cm" svg:y="13.274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4" draw:text-style-name="P7" draw:layer="layout" svg:x1="9.2cm" svg:y1="9.165cm" svg:x2="9.201cm" svg:y2="11.405cm">
          <text:p/>
        </draw:line>
        <draw:line draw:style-name="gr34" draw:text-style-name="P7" draw:layer="layout" svg:x1="14.567cm" svg:y1="9.183cm" svg:x2="14.567cm" svg:y2="12.318cm">
          <text:p/>
        </draw:line>
        <draw:line draw:style-name="gr34" draw:text-style-name="P7" draw:layer="layout" svg:x1="20.041cm" svg:y1="9.183cm" svg:x2="20.09cm" svg:y2="12.675cm">
          <text:p/>
        </draw:line>
        <draw:custom-shape draw:style-name="gr47" draw:text-style-name="P34" draw:layer="layout" svg:width="4.572cm" svg:height="1.575cm" svg:x="2.391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5" draw:layer="layout" svg:width="5.588cm" svg:height="1.575cm" svg:x="22.203cm" svg:y="11.3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60" draw:text-style-name="P15" xml:id="id28" draw:id="id28" draw:layer="layout" svg:width="2.639cm" svg:height="2.138cm" svg:x="1.499cm" svg:y="12.843cm" draw:kind="arc" draw:start-angle="93.73" draw:end-angle="261.74">
          <text:p/>
        </draw:ellipse>
        <draw:ellipse draw:style-name="gr60" draw:text-style-name="P15" xml:id="id29" draw:id="id29" draw:layer="layout" svg:width="2.639cm" svg:height="2.138cm" svg:x="26.4cm" svg:y="12.843cm" draw:kind="arc" draw:start-angle="278.32" draw:end-angle="86.22">
          <text:p/>
        </draw:ellipse>
        <draw:connector draw:style-name="gr61" draw:text-style-name="P7" draw:layer="layout" draw:type="line" svg:x1="2.733cm" svg:y1="14.97cm" svg:x2="27.806cm" svg:y2="14.97cm" draw:start-shape="id28" draw:start-glue-point="2" draw:end-shape="id29" draw:end-glue-point="2" svg:d="M2733 14970h25073" svg:viewBox="0 0 25074 1">
          <text:p/>
        </draw:connector>
        <draw:frame draw:style-name="gr93" draw:text-style-name="P40" draw:layer="layout" svg:width="2.09cm" svg:height="0.828cm" svg:x="2.203cm" svg:y="13.499cm">
          <draw:text-box>
            <text:p text:style-name="P39"><text:span text:style-name="T2">pYPK</text:span><text:span text:style-name="T2">a</text:span></text:p>
          </draw:text-box>
        </draw:frame>
        <draw:custom-shape draw:style-name="gr94" draw:text-style-name="P69" draw:layer="layout" svg:width="3.81cm" svg:height="1.016cm" svg:x="7.233cm" svg:y="6.729cm">
          <text:p text:style-name="P61"><text:span text:style-name="T36">promot</text:span><text:span text:style-name="T36">er</text:span></text:p>
          <draw:enhanced-geometry svg:viewBox="0 0 21600 21600" draw:text-areas="0 0 21600 21600" draw:type="chevron" draw:modifiers="20438.100236158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5" draw:text-style-name="P70" draw:layer="layout" svg:width="4.316cm" svg:height="1.016cm" svg:x="18.111cm" svg:y="6.729cm">
          <text:p text:style-name="P61"><text:span text:style-name="T36">termi</text:span><text:span text:style-name="T36">nator</text:span></text:p>
          <draw:enhanced-geometry svg:viewBox="0 0 21600 21600" draw:text-areas="0 0 21600 21600" draw:type="chevron" draw:modifiers="20569.28422515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64" draw:layer="layout" svg:width="2.794cm" svg:height="1.036cm" svg:x="13.157cm" svg:y="6.709cm">
          <text:p text:style-name="P15">OR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7" draw:layer="layout" svg:x1="9.165cm" svg:y1="9.183cm" svg:x2="7.387cm" svg:y2="7.999cm">
          <text:p/>
        </draw:line>
        <draw:line draw:style-name="gr89" draw:text-style-name="P7" draw:layer="layout" svg:x1="9.165cm" svg:y1="9.183cm" svg:x2="10.943cm" svg:y2="7.999cm">
          <text:p/>
        </draw:line>
        <draw:line draw:style-name="gr89" draw:text-style-name="P7" draw:layer="layout" svg:x1="20.065cm" svg:y1="9.183cm" svg:x2="18.287cm" svg:y2="7.999cm">
          <text:p/>
        </draw:line>
        <draw:line draw:style-name="gr89" draw:text-style-name="P7" draw:layer="layout" svg:x1="20.065cm" svg:y1="9.183cm" svg:x2="21.843cm" svg:y2="7.999cm">
          <text:p/>
        </draw:line>
        <draw:line draw:style-name="gr89" draw:text-style-name="P7" draw:layer="layout" svg:x1="14.565cm" svg:y1="9.183cm" svg:x2="13.229cm" svg:y2="7.999cm">
          <text:p/>
        </draw:line>
        <draw:line draw:style-name="gr89" draw:text-style-name="P7" draw:layer="layout" svg:x1="14.565cm" svg:y1="9.183cm" svg:x2="15.769cm" svg:y2="7.999cm">
          <text:p/>
        </draw:line>
        <presentation:notes draw:style-name="dp2">
          <draw:page-thumbnail draw:style-name="gr67" draw:layer="layout" svg:width="19.798cm" svg:height="11.136cm" svg:x="0.6cm" svg:y="2.257cm" draw:page-number="6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onnector draw:style-name="gr9" draw:text-style-name="P7" draw:layer="layout" draw:type="curve" svg:x1="8.517cm" svg:y1="22.123cm" svg:x2="9.831cm" svg:y2="25.794cm" draw:start-shape="id30" draw:start-glue-point="3" draw:end-shape="id31" draw:end-glue-point="3" svg:d="M8517 22123c-753 0-1410 3671 1314 3671" svg:viewBox="0 0 1974 3672">
          <text:p/>
        </draw:connector>
        <draw:custom-shape draw:style-name="gr17" draw:text-style-name="P4" draw:layer="layout" svg:width="0.531cm" svg:height="0.92cm" svg:x="9.165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56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85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0.531cm" svg:height="0.92cm" svg:x="15.078cm" svg:y="13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078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8.891cm" svg:y="14.9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3.048cm" svg:height="0.912cm" svg:x="9.734cm" svg:y="12.718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6" draw:layer="layout" svg:width="1.467cm" svg:height="0.871cm" svg:x="13.526cm" svg:y="13.858cm">
          <draw:text-box>
            <text:p text:style-name="P15"><text:span text:style-name="T1">orf</text:span></text:p>
          </draw:text-box>
        </draw:frame>
        <draw:custom-shape draw:style-name="gr24" draw:text-style-name="P17" draw:layer="layout" svg:width="3.194cm" svg:height="0.852cm" svg:x="15.697cm" svg:y="14.913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3.451cm" svg:height="0.886cm" svg:x="8.718cm" svg:y="11.701cm">
          <draw:text-box>
            <text:p><text:span text:style-name="T4">577..567</text:span></text:p>
          </draw:text-box>
        </draw:frame>
        <draw:frame draw:style-name="gr25" draw:text-style-name="P20" draw:layer="layout" svg:width="3.722cm" svg:height="0.886cm" svg:x="14.201cm" svg:y="12.856cm">
          <draw:text-box>
            <text:p text:style-name="P19"><text:span text:style-name="T4">468..467</text:span></text:p>
          </draw:text-box>
        </draw:frame>
        <draw:frame draw:style-name="gr25" draw:text-style-name="P18" draw:layer="layout" svg:width="3.471cm" svg:height="0.886cm" svg:x="17.757cm" svg:y="14.024cm">
          <draw:text-box>
            <text:p><text:span text:style-name="T4">568..578</text:span></text:p>
          </draw:text-box>
        </draw:frame>
        <draw:custom-shape draw:style-name="gr17" draw:text-style-name="P4" draw:layer="layout" svg:width="0.531cm" svg:height="0.92cm" svg:x="9.117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2.808cm" svg:y="19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18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19.243cm" svg:y="20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3.048cm" svg:height="0.912cm" svg:x="9.686cm" svg:y="19.979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mirror-horizontal="false" draw:mirror-vertical="false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478cm" svg:y="20cm">
          <draw:text-box>
            <text:p text:style-name="P15"><text:span text:style-name="T1">orf1</text:span></text:p>
          </draw:text-box>
        </draw:frame>
        <draw:custom-shape draw:style-name="gr24" draw:text-style-name="P17" draw:layer="layout" svg:width="3.194cm" svg:height="0.852cm" svg:x="16.049cm" svg:y="20.009cm">
          <text:p text:style-name="P13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/text:p>
          <draw:enhanced-geometry svg:viewBox="0 0 21600 21600" draw:mirror-horizontal="false" draw:mirror-vertical="false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8" draw:layer="layout" svg:width="3.314cm" svg:height="1.013cm" svg:x="10.473cm" svg:y="18.57cm">
          <draw:text-box>
            <text:p><text:span text:style-name="T4">577..494</text:span></text:p>
          </draw:text-box>
        </draw:frame>
        <draw:custom-shape draw:style-name="gr29" draw:text-style-name="P4" draw:layer="layout" svg:width="0.531cm" svg:height="0.92cm" svg:x="15.521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19.212cm" svg:y="2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1.922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25.647cm" svg:y="21.8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3.048cm" svg:height="0.912cm" svg:x="16.09cm" svg:y="21.804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9.882cm" svg:y="21.845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453cm" svg:y="21.864cm">
          <text:p text:style-name="P13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7" draw:text-style-name="P4" draw:layer="layout" svg:width="0.531cm" svg:height="0.92cm" svg:x="21.971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0.531cm" svg:height="0.92cm" svg:x="25.662cm" svg:y="23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372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097cm" svg:y="23.6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048cm" svg:height="0.912cm" svg:x="22.54cm" svg:y="23.578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6.332cm" svg:y="23.619cm">
          <draw:text-box>
            <text:p text:style-name="P15"><text:span text:style-name="T1">orf3</text:span></text:p>
          </draw:text-box>
        </draw:frame>
        <draw:custom-shape draw:style-name="gr33" draw:text-style-name="P24" draw:layer="layout" svg:width="3.194cm" svg:height="0.852cm" svg:x="28.903cm" svg:y="23.638cm">
          <text:p text:style-name="P13"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o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5" draw:text-style-name="P18" draw:layer="layout" svg:width="4.259cm" svg:height="0.886cm" svg:x="27.161cm" svg:y="21.999cm">
          <draw:text-box>
            <text:p><text:span text:style-name="T4">1123..57</text:span><text:span text:style-name="T4">8</text:span></text:p>
          </draw:text-box>
        </draw:frame>
        <draw:frame draw:style-name="gr25" draw:text-style-name="P18" draw:layer="layout" svg:width="3.833cm" svg:height="0.886cm" svg:x="22.654cm" svg:y="19.967cm">
          <draw:text-box>
            <text:p><text:span text:style-name="T4">1123..49</text:span><text:span text:style-name="T4">4</text:span></text:p>
          </draw:text-box>
        </draw:frame>
        <draw:custom-shape draw:style-name="gr17" draw:text-style-name="P4" draw:layer="layout" svg:width="0.531cm" svg:height="0.92cm" svg:x="9.144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2" draw:layer="layout" svg:width="0.531cm" svg:height="0.85cm" svg:x="12.835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15.54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3.048cm" svg:height="0.85cm" svg:x="9.713cm" svg:y="27.813cm">
          <text:p text:style-name="P13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13.505cm" svg:y="27.792cm">
          <draw:text-box>
            <text:p text:style-name="P15"><text:span text:style-name="T1">orf1</text:span></text:p>
          </draw:text-box>
        </draw:frame>
        <draw:custom-shape draw:style-name="gr42" draw:text-style-name="P12" draw:layer="layout" svg:width="0.531cm" svg:height="0.85cm" svg:x="19.439cm" svg:y="2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2.14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3.048cm" svg:height="0.85cm" svg:x="16.117cm" svg:y="27.813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7" draw:text-style-name="P16" draw:layer="layout" svg:width="1.935cm" svg:height="0.871cm" svg:x="20.109cm" svg:y="27.792cm">
          <draw:text-box>
            <text:p text:style-name="P15"><text:span text:style-name="T1">orf2</text:span></text:p>
          </draw:text-box>
        </draw:frame>
        <draw:custom-shape draw:style-name="gr31" draw:text-style-name="P23" draw:layer="layout" svg:width="3.194cm" svg:height="0.852cm" svg:x="22.68cm" svg:y="27.811cm">
          <text:p text:style-name="P13"><text:span text:style-name="T1">p</text:span><text:span text:style-name="T1">r</text:span><text:span text:style-name="T1">o</text:span><text:span text:style-name="T1">m</text:span><text:span text:style-name="T1">o</text:span><text:span text:style-name="T1">t</text:span><text:span text:style-name="T1">e</text:span><text:span text:style-name="T1">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2" draw:layer="layout" svg:width="0.531cm" svg:height="0.92cm" svg:x="25.789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0.531cm" svg:height="0.852cm" svg:x="28.499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0.531cm" svg:height="0.852cm" svg:x="32.224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1.935cm" svg:height="0.871cm" svg:x="26.459cm" svg:y="27.792cm">
          <draw:text-box>
            <text:p text:style-name="P15"><text:span text:style-name="T1">orf3</text:span></text:p>
          </draw:text-box>
        </draw:frame>
        <draw:custom-shape draw:style-name="gr45" draw:text-style-name="P24" draw:layer="layout" svg:width="3.194cm" svg:height="0.85cm" svg:x="29.03cm" svg:y="27.813cm">
          <text:p text:style-name="P13"><text:span text:style-name="T1">termin</text:span><text:span text:style-name="T1">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6" draw:text-style-name="P33" draw:layer="layout" svg:width="5.842cm" svg:height="1.016cm" svg:x="17.509cm" svg:y="26.187cm">
          <text:p/>
          <draw:enhanced-geometry svg:viewBox="0 0 21600 21600" draw:text-areas="?f0 0 ?f2 ?f5" draw:type="down-arrow" draw:modifiers="5330.97345132743 4288.208112271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4" draw:layer="layout" svg:width="0.531cm" svg:height="0.92cm" svg:x="8.517cm" svg:y="19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668cm" svg:y="23.6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xml:id="id30" draw:id="id30" draw:layer="layout" svg:width="0.531cm" svg:height="0.92cm" svg:x="8.517cm" svg:y="21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35" draw:id="id35" draw:layer="layout" svg:width="0.531cm" svg:height="0.852cm" svg:x="32.668cm" svg:y="22.0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3" draw:text-style-name="P7" draw:layer="layout" svg:x1="30.94cm" svg:y1="13.888cm" svg:x2="30.94cm" svg:y2="13.534cm">
          <text:p/>
        </draw:line>
        <draw:custom-shape draw:style-name="gr54" draw:text-style-name="P34" xml:id="id32" draw:id="id32" draw:layer="layout" svg:width="2.527cm" svg:height="0.759cm" svg:x="28.4cm" svg:y="13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xml:id="id34" draw:id="id34" draw:layer="layout" svg:width="2.794cm" svg:height="0.759cm" svg:x="30.94cm" svg:y="13.8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36" draw:layer="layout" svg:width="8.156cm" svg:height="0.963cm" svg:x="27.13cm" svg:y="12.163cm">
          <draw:text-box>
            <text:p>ZraI AatII FspAI EcoRV</text:p>
          </draw:text-box>
        </draw:frame>
        <draw:connector draw:style-name="gr9" draw:text-style-name="P7" draw:layer="layout" draw:type="curve" svg:x1="28.4cm" svg:y1="14.267cm" svg:x2="28.169cm" svg:y2="16.847cm" draw:start-shape="id32" draw:start-glue-point="3" draw:end-shape="id33" draw:end-glue-point="3" svg:d="M28400 14267c-1098 0-982 2580-231 2580" svg:viewBox="0 0 811 2581">
          <text:p/>
        </draw:connector>
        <draw:connector draw:style-name="gr9" draw:text-style-name="P7" draw:layer="layout" draw:type="curve" svg:x1="33.734cm" svg:y1="14.27cm" svg:x2="33.457cm" svg:y2="16.847cm" draw:start-shape="id34" draw:start-glue-point="1" draw:end-shape="id33" draw:end-glue-point="1" svg:d="M33734 14270c751 0 890 2577-277 2577" svg:viewBox="0 0 860 2578">
          <text:p/>
        </draw:connector>
        <draw:frame draw:style-name="gr57" draw:text-style-name="P37" xml:id="id33" draw:id="id33" draw:layer="layout" svg:width="5.288cm" svg:height="0.899cm" svg:x="28.169cm" svg:y="16.398cm">
          <draw:text-box>
            <text:p><text:span text:style-name="T2">pUC amp </text:span><text:span text:style-name="T2">URA3 2µ</text:span></text:p>
          </draw:text-box>
        </draw:frame>
        <draw:line draw:style-name="gr58" draw:text-style-name="P7" xml:id="id31" draw:id="id31" draw:layer="layout" svg:x1="9.831cm" svg:y1="25.771cm" svg:x2="33.199cm" svg:y2="25.817cm">
          <text:p/>
        </draw:line>
        <draw:connector draw:style-name="gr9" draw:text-style-name="P7" draw:layer="layout" draw:type="curve" svg:x1="33.199cm" svg:y1="25.794cm" svg:x2="33.199cm" svg:y2="22.435cm" draw:start-shape="id31" draw:start-glue-point="1" draw:end-shape="id35" draw:end-glue-point="1" svg:d="M33199 25794c900 0 900-3359 0-3359" svg:viewBox="0 0 676 3360">
          <text:p/>
        </draw:connector>
        <draw:custom-shape draw:style-name="gr49" draw:text-style-name="P34" draw:layer="layout" svg:width="0.531cm" svg:height="0.92cm" svg:x="8.453cm" svg:y="27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32.755cm" svg:y="27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draw:layer="layout" svg:x1="6.929cm" svg:y1="28.663cm" svg:x2="8.453cm" svg:y2="28.663cm">
          <text:p/>
        </draw:line>
        <draw:line draw:style-name="gr58" draw:text-style-name="P7" draw:layer="layout" svg:x1="33.345cm" svg:y1="28.663cm" svg:x2="34.869cm" svg:y2="28.663cm">
          <text:p/>
        </draw:line>
        <draw:connector draw:style-name="gr59" draw:text-style-name="P7" draw:layer="layout" draw:type="curve" svg:x1="8.59cm" svg:y1="14.32cm" svg:x2="11.661cm" svg:y2="17.328cm" draw:start-shape="id36" draw:start-glue-point="3" draw:end-shape="id37" draw:end-glue-point="3" svg:d="M8590 14320c-753 0-2288 3008 3071 3008" svg:viewBox="0 0 3867 3009">
          <text:p/>
        </draw:connector>
        <draw:custom-shape draw:style-name="gr49" draw:text-style-name="P34" xml:id="id36" draw:id="id36" draw:layer="layout" svg:width="0.531cm" svg:height="0.92cm" svg:x="8.59cm" svg:y="13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xml:id="id38" draw:id="id38" draw:layer="layout" svg:width="0.531cm" svg:height="0.852cm" svg:x="19.543cm" svg:y="15.9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8" draw:text-style-name="P7" xml:id="id37" draw:id="id37" draw:layer="layout" svg:x1="11.661cm" svg:y1="17.328cm" svg:x2="19.027cm" svg:y2="17.328cm">
          <text:p/>
        </draw:line>
        <draw:connector draw:style-name="gr9" draw:text-style-name="P7" draw:layer="layout" draw:type="curve" svg:x1="19.027cm" svg:y1="17.328cm" svg:x2="20.074cm" svg:y2="16.33cm" draw:start-shape="id37" draw:start-glue-point="1" draw:end-shape="id38" draw:end-glue-point="1" svg:d="M19027 17328c2322 0 1798-998 1047-998" svg:viewBox="0 0 1685 999">
          <text:p/>
        </draw:connector>
        <draw:custom-shape draw:style-name="gr49" draw:text-style-name="P34" draw:layer="layout" svg:width="0.531cm" svg:height="0.92cm" svg:x="8.59cm" svg:y="12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5" draw:layer="layout" svg:width="0.531cm" svg:height="0.852cm" svg:x="19.491cm" svg:y="14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38" draw:layer="layout" svg:width="2.407cm" svg:height="0.828cm" svg:x="29.693cm" svg:y="15.265cm">
          <draw:text-box>
            <text:p><text:span text:style-name="T13">pYPKpw</text:span></text:p>
          </draw:text-box>
        </draw:frame>
        <draw:line draw:style-name="gr66" draw:text-style-name="P7" draw:layer="layout" svg:x1="17.001cm" svg:y1="21.107cm" svg:x2="18.017cm" svg:y2="21.615cm">
          <text:p/>
        </draw:line>
        <draw:line draw:style-name="gr66" draw:text-style-name="P7" draw:layer="layout" svg:x1="17.001cm" svg:y1="21.615cm" svg:x2="18.017cm" svg:y2="21.107cm">
          <text:p/>
        </draw:line>
        <draw:line draw:style-name="gr66" draw:text-style-name="P7" draw:layer="layout" svg:x1="23.459cm" svg:y1="22.887cm" svg:x2="24.475cm" svg:y2="23.395cm">
          <text:p/>
        </draw:line>
        <draw:line draw:style-name="gr66" draw:text-style-name="P7" draw:layer="layout" svg:x1="23.459cm" svg:y1="23.395cm" svg:x2="24.475cm" svg:y2="22.887cm">
          <text:p/>
        </draw:line>
        <draw:line draw:style-name="gr66" draw:text-style-name="P7" draw:layer="layout" svg:x1="8.601cm" svg:y1="21.035cm" svg:x2="8.957cm" svg:y2="21.543cm">
          <text:p/>
        </draw:line>
        <draw:line draw:style-name="gr66" draw:text-style-name="P7" draw:layer="layout" svg:x1="8.957cm" svg:y1="21.035cm" svg:x2="8.601cm" svg:y2="21.543cm">
          <text:p/>
        </draw:line>
        <draw:line draw:style-name="gr66" draw:text-style-name="P7" draw:layer="layout" svg:x1="32.765cm" svg:y1="23.007cm" svg:x2="33.121cm" svg:y2="23.515cm">
          <text:p/>
        </draw:line>
        <draw:line draw:style-name="gr66" draw:text-style-name="P7" draw:layer="layout" svg:x1="33.121cm" svg:y1="23.007cm" svg:x2="32.765cm" svg:y2="23.515cm">
          <text:p/>
        </draw:line>
        <presentation:notes draw:style-name="dp2">
          <draw:page-thumbnail draw:style-name="gr67" draw:layer="layout" svg:width="19.798cm" svg:height="11.136cm" svg:x="0.6cm" svg:y="2.257cm" draw:page-number="7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1">
          <draw:page-thumbnail draw:style-name="gr67" draw:layer="layout" svg:width="19.798cm" svg:height="11.136cm" svg:x="0.6cm" svg:y="2.257cm" draw:page-number="8" presentation:class="page"/>
          <draw:frame presentation:style-name="pr2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7" draw:text-style-name="P42" draw:layer="layout" svg:width="32.836cm" svg:height="14.221cm" svg:x="4.731cm" svg:y="4.954cm">
          <draw:text-box>
            <text:p><text:span text:style-name="T14">gttctgat</text:span><text:span text:style-name="T14">cctcgagc</text:span><text:span text:style-name="T14">atcttaag</text:span><text:span text:style-name="T14">aattcgtc</text:span><text:span text:style-name="T14">ccacggtt</text:span><text:span text:style-name="T14">tgtctaga</text:span><text:span text:style-name="T14">gcagccga</text:span><text:span text:style-name="T14">caatctgg</text:span><text:span text:style-name="T14">ccaatttc</text:span><text:span text:style-name="T14">ctgacggg</text:span><text:span text:style-name="T14">taattttg</text:span><text:span text:style-name="T14">atttg</text:span></text:p>
            <text:p><text:span text:style-name="T14"/></text:p>
            <text:p><text:span text:style-name="T14"/></text:p>
            <text:p><text:span text:style-name="T14"/></text:p>
            <text:p><text:span text:style-name="T14">catgccgt</text:span><text:span text:style-name="T14">ccgggtga</text:span><text:span text:style-name="T14">gtcatagc</text:span><text:span text:style-name="T14">gtctggt</text:span><text:span text:style-name="T15">t</text:span><text:span text:style-name="T15">gttttgcc</text:span><text:span text:style-name="T15">agattcag</text:span><text:span text:style-name="T15">cagagtct</text:span><text:span text:style-name="T15">gtgcaatg</text:span><text:span text:style-name="T15">cggccgct</text:span><text:span text:style-name="T15">GAC</text:span><text:span text:style-name="T16">GTCga</text:span><text:span text:style-name="T16">ggaacgcc</text:span><text:span text:style-name="T16">aggtt</text:span></text:p>
            <text:p><text:span text:style-name="T16"/></text:p>
            <text:p><text:span text:style-name="T16"/></text:p>
            <text:p><text:span text:style-name="T16"/></text:p>
            <text:p><text:span text:style-name="T16">gcccactt</text:span><text:span text:style-name="T16">tctcacta</text:span><text:span text:style-name="T16">gtgacctg</text:span><text:span text:style-name="T16">cagccGAC</text:span><text:span text:style-name="T17">GTGccatc</text:span><text:span text:style-name="T17">tgtgcaga</text:span><text:span text:style-name="T17">caaacgca</text:span><text:span text:style-name="T17">tcagGAT</text:span><text:span text:style-name="T18">A</text:span><text:span text:style-name="T18">TCcggatt</text:span><text:span text:style-name="T18">tacctgaa</text:span><text:span text:style-name="T18">tcaattgg</text:span><text:span text:style-name="T18">cgaaa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Ttttttgt</text:span><text:span text:style-name="T18">acgaaatt</text:span><text:span text:style-name="T18">tcagccac</text:span><text:span text:style-name="T19">ttcacagg</text:span><text:span text:style-name="T19">cggttttc</text:span><text:span text:style-name="T19">gcacgtac</text:span><text:span text:style-name="T19">ccatgcgc</text:span><text:span text:style-name="T19">tacgttcc</text:span><text:span text:style-name="T19">tggccctc</text:span><text:span text:style-name="T19">ttcaaaca</text:span><text:span text:style-name="T19">ggcccagt</text:span><text:span text:style-name="T19">tcgcc</text:span></text:p>
            <text:p><text:span text:style-name="T19"/></text:p>
            <text:p><text:span text:style-name="T19"/></text:p>
            <text:p><text:span text:style-name="T19"/></text:p>
            <text:p><text:span text:style-name="T19">aataaaat</text:span><text:span text:style-name="T19">caccctga</text:span><text:span text:style-name="T19">ttcagata</text:span><text:span text:style-name="T19">ggagagga</text:span><text:span text:style-name="T19">tcatttct</text:span><text:span text:style-name="T19">ttaccctc</text:span><text:span text:style-name="T19">ttcgtctt</text:span><text:span text:style-name="T19">tgatcagc</text:span><text:span text:style-name="T19">actgccac</text:span><text:span text:style-name="T19">agagcctt</text:span><text:span text:style-name="T19">taacgatg</text:span><text:span text:style-name="T19">tagta</text:span></text:p>
            <text:p><text:span text:style-name="T19"/></text:p>
            <text:p><text:span text:style-name="T19"/></text:p>
            <text:p><text:span text:style-name="T19"/></text:p>
            <text:p><text:span text:style-name="T19">cagcgttt</text:span><text:span text:style-name="T19">ccgctttt</text:span><text:span text:style-name="T19">tcaccctg</text:span><text:span text:style-name="T19">gtgaataa</text:span><text:span text:style-name="T19">gcgtgctc</text:span><text:span text:style-name="T19">ttggatgg</text:span><text:span text:style-name="T19">gtacttat</text:span><text:span text:style-name="T19">gaatgtgg</text:span><text:span text:style-name="T19">caatgaga</text:span><text:span text:style-name="T19">caagaac</text:span></text:p>
          </draw:text-box>
        </draw:frame>
        <draw:frame draw:style-name="gr41" draw:text-style-name="P43" draw:layer="layout" svg:width="7.936cm" svg:height="0.886cm" svg:x="24.111cm" svg:y="6.859cm">
          <draw:text-box>
            <text:p><text:span text:style-name="T4">Gtgcaatg</text:span><text:span text:style-name="T4">cggccgct</text:span><text:span text:style-name="T4">GAC&gt;</text:span></text:p>
          </draw:text-box>
        </draw:frame>
        <draw:frame draw:style-name="gr69" draw:text-style-name="P43" draw:layer="layout" svg:width="11.522cm" svg:height="1.016cm" svg:x="4.715cm" svg:y="4.187cm">
          <draw:text-box>
            <text:p><text:span text:style-name="T4">gttctgat</text:span><text:span text:style-name="T4">cctcgagc</text:span><text:span text:style-name="T4">atcttaag</text:span><text:span text:style-name="T4">aattc&gt;</text:span></text:p>
          </draw:text-box>
        </draw:frame>
        <draw:frame draw:style-name="gr41" draw:text-style-name="P43" draw:layer="layout" svg:width="11.796cm" svg:height="0.886cm" svg:x="21.779cm" svg:y="19.198cm">
          <draw:text-box>
            <text:p><text:span text:style-name="T4">&lt;tgaatac</text:span><text:span text:style-name="T4">ttacaccg</text:span><text:span text:style-name="T4">ttactctg</text:span><text:span text:style-name="T4">ttcttg</text:span></text:p>
          </draw:text-box>
        </draw:frame>
        <draw:frame draw:style-name="gr69" draw:text-style-name="P43" draw:layer="layout" svg:width="6.791cm" svg:height="1.016cm" svg:x="30.715cm" svg:y="6.097cm">
          <draw:text-box>
            <text:p><text:span text:style-name="T4">GTCgagga</text:span><text:span text:style-name="T4">acgccagg</text:span><text:span text:style-name="T4">tt</text:span></text:p>
          </draw:text-box>
        </draw:frame>
        <draw:frame draw:style-name="gr41" draw:text-style-name="P43" draw:layer="layout" svg:width="4.064cm" svg:height="0.886cm" svg:x="4.299cm" svg:y="9.275cm">
          <draw:text-box>
            <text:p><text:span text:style-name="T4"><text:s/></text:span><text:span text:style-name="T4">gcccact&gt;</text:span></text:p>
          </draw:text-box>
        </draw:frame>
        <draw:frame draw:style-name="gr41" draw:text-style-name="P44" draw:layer="layout" svg:width="9.038cm" svg:height="0.886cm" svg:x="15.829cm" svg:y="9.302cm">
          <draw:text-box>
            <text:p><text:span text:style-name="T20">GTGccatc</text:span><text:span text:style-name="T20">tgtgcaga</text:span><text:span text:style-name="T20">caaacg&gt;</text:span></text:p>
          </draw:text-box>
        </draw:frame>
        <draw:frame draw:style-name="gr41" draw:text-style-name="P44" draw:layer="layout" svg:width="9.058cm" svg:height="0.886cm" svg:x="7.555cm" svg:y="10.799cm">
          <draw:text-box>
            <text:p><text:span text:style-name="T20">&lt;gagtgat</text:span><text:span text:style-name="T20">cactggac</text:span><text:span text:style-name="T20">gtcggCTG</text:span></text:p>
          </draw:text-box>
        </draw:frame>
        <draw:frame draw:style-name="gr41" draw:text-style-name="P44" draw:layer="layout" svg:width="11.884cm" svg:height="0.886cm" svg:x="17.561cm" svg:y="10.652cm">
          <draw:text-box>
            <text:p><text:span text:style-name="T20">&lt;agacacg</text:span><text:span text:style-name="T20">tctgtttg</text:span><text:span text:style-name="T20">cgtagtcC</text:span><text:span text:style-name="T20">TA</text:span><text:span text:style-name="T21">AATTTA</text:span></text:p>
          </draw:text-box>
        </draw:frame>
        <draw:frame draw:style-name="gr41" draw:text-style-name="P44" draw:layer="layout" svg:width="11.004cm" svg:height="0.886cm" svg:x="26.315cm" svg:y="11.237cm">
          <draw:text-box>
            <text:p><text:span text:style-name="T20">&lt;taggcct</text:span><text:span text:style-name="T20">aaatggac</text:span><text:span text:style-name="T20">ttagttaa</text:span><text:span text:style-name="T20">ccgctt</text:span></text:p>
          </draw:text-box>
        </draw:frame>
        <draw:custom-shape draw:style-name="gr14" draw:text-style-name="P9" draw:layer="layout" svg:width="1.778cm" svg:height="1.016cm" svg:x="8.357cm" svg:y="2.917cm">
          <text:p text:style-name="P8"><text:span text:style-name="T3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6.591cm" svg:y="20.084cm">
          <text:p text:style-name="P10"><text:span text:style-name="T3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31.979cm" svg:y="12.061cm">
          <text:p text:style-name="P10"><text:span text:style-name="T3">494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9" draw:layer="layout" svg:width="2.157cm" svg:height="1.016cm" svg:x="25.883cm" svg:y="5.843cm">
          <text:p text:style-name="P8"><text:span text:style-name="T3">1123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4.875cm" svg:y="8.328cm">
          <text:p text:style-name="P8"><text:span text:style-name="T3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20.549cm" svg:y="11.538cm">
          <text:p text:style-name="P10"><text:span text:style-name="T3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1.778cm" svg:height="1.016cm" svg:x="18.886cm" svg:y="8.328cm">
          <text:p text:style-name="P8"><text:span text:style-name="T3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1.778cm" svg:height="1.016cm" svg:x="10.897cm" svg:y="11.685cm">
          <text:p text:style-name="P10"><text:span text:style-name="T3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70" draw:text-style-name="P7" draw:layer="layout" svg:x1="2.261cm" svg:y1="5.457cm" svg:x2="4.801cm" svg:y2="5.457cm">
          <text:p/>
        </draw:line>
        <draw:line draw:style-name="gr70" draw:text-style-name="P7" draw:layer="layout" svg:x1="32.541cm" svg:y1="18.765cm" svg:x2="35.081cm" svg:y2="18.765cm">
          <text:p/>
        </draw:line>
        <presentation:notes draw:style-name="dp2">
          <draw:page-thumbnail draw:style-name="gr67" draw:layer="layout" svg:width="19.798cm" svg:height="11.136cm" svg:x="0.6cm" svg:y="2.257cm" draw:page-number="9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8" draw:text-style-name="P42" draw:layer="layout" svg:width="32.836cm" svg:height="10.411cm" svg:x="4.471cm" svg:y="3.658cm">
          <draw:text-box>
            <text:p><text:span text:style-name="T14">gttctgat</text:span><text:span text:style-name="T14">cctcgagc</text:span><text:span text:style-name="T14">atcttaag</text:span><text:span text:style-name="T14">aattcgtc</text:span><text:span text:style-name="T14">ccacggtt</text:span><text:span text:style-name="T14">tgtctaga</text:span><text:span text:style-name="T14">gcagccga</text:span><text:span text:style-name="T14">caatctgg</text:span><text:span text:style-name="T14">ccaatttc</text:span><text:span text:style-name="T14">ctgacggg</text:span><text:span text:style-name="T14">taattttg</text:span><text:span text:style-name="T14">atttg</text:span></text:p>
            <text:p><text:span text:style-name="T14"/></text:p>
            <text:p><text:span text:style-name="T14"/></text:p>
            <text:p><text:span text:style-name="T14">catgccgt</text:span><text:span text:style-name="T14">ccgggtga</text:span><text:span text:style-name="T14">gtcatagc</text:span><text:span text:style-name="T14">gtctggt</text:span><text:span text:style-name="T15">t</text:span><text:span text:style-name="T15">gttttgcc</text:span><text:span text:style-name="T15">agattcag</text:span><text:span text:style-name="T15">cagagtct</text:span><text:span text:style-name="T15">gtgcaatg</text:span><text:span text:style-name="T15">cggccgct</text:span><text:span text:style-name="T15">GAC</text:span><text:span text:style-name="T16">GTCga</text:span><text:span text:style-name="T16">ggaacgcc</text:span><text:span text:style-name="T16">aggtt</text:span></text:p>
            <text:p><text:span text:style-name="T16"/></text:p>
            <text:p><text:span text:style-name="T16"/></text:p>
            <text:p><text:span text:style-name="T16">gcccactt</text:span><text:span text:style-name="T16">tctcacta</text:span><text:span text:style-name="T16">gtgacctg</text:span><text:span text:style-name="T16">cagccGAC</text:span><text:span text:style-name="T17">GTGccatc</text:span><text:span text:style-name="T17">tgtgcaga</text:span><text:span text:style-name="T17">caaacgca</text:span><text:span text:style-name="T17">tcagGAT</text:span><text:span text:style-name="T18">A</text:span><text:span text:style-name="T18">TCcggatt</text:span><text:span text:style-name="T18">tacctgaa</text:span><text:span text:style-name="T18">tcaattgg</text:span><text:span text:style-name="T18">cgaaa</text:span></text:p>
            <text:p><text:span text:style-name="T18"/></text:p>
            <text:p><text:span text:style-name="T18"/></text:p>
            <text:p><text:span text:style-name="T18">ttttttgt</text:span><text:span text:style-name="T18">acgaaatt</text:span><text:span text:style-name="T18">tcagccac</text:span><text:span text:style-name="T19">ttcacagg</text:span><text:span text:style-name="T19">cggttttc</text:span><text:span text:style-name="T19">gcacgtac</text:span><text:span text:style-name="T19">ccatgcgc</text:span><text:span text:style-name="T19">tacgttcc</text:span><text:span text:style-name="T19">tggccctc</text:span><text:span text:style-name="T19">ttcaaaca</text:span><text:span text:style-name="T19">ggcccagt</text:span><text:span text:style-name="T19">tcgcc</text:span></text:p>
            <text:p><text:span text:style-name="T19"/></text:p>
            <text:p><text:span text:style-name="T19"/></text:p>
            <text:p><text:span text:style-name="T19">aataaaat</text:span><text:span text:style-name="T19">caccctga</text:span><text:span text:style-name="T19">ttcagata</text:span><text:span text:style-name="T19">ggagagga</text:span><text:span text:style-name="T19">tcatttct</text:span><text:span text:style-name="T19">ttaccctc</text:span><text:span text:style-name="T19">ttcgtctt</text:span><text:span text:style-name="T19">tgatcagc</text:span><text:span text:style-name="T19">actgccac</text:span><text:span text:style-name="T19">agagcctt</text:span><text:span text:style-name="T19">taacgatg</text:span><text:span text:style-name="T19">tagta</text:span></text:p>
            <text:p><text:span text:style-name="T19"/></text:p>
            <text:p><text:span text:style-name="T19"/></text:p>
            <text:p><text:span text:style-name="T19">cagcgttt</text:span><text:span text:style-name="T19">ccgctttt</text:span><text:span text:style-name="T19">tcaccctg</text:span><text:span text:style-name="T19">gtgaataa</text:span><text:span text:style-name="T19">gcgtgctc</text:span><text:span text:style-name="T19">ttggatgg</text:span><text:span text:style-name="T19">gtacttat</text:span><text:span text:style-name="T19">gaatgtgg</text:span><text:span text:style-name="T19">caatgaga</text:span><text:span text:style-name="T19">caagaac</text:span></text:p>
          </draw:text-box>
        </draw:frame>
        <draw:frame draw:style-name="gr76" draw:text-style-name="P58" draw:layer="layout" svg:width="33.02cm" svg:height="8.506cm" svg:x="4.709cm" svg:y="19.147cm">
          <draw:text-box>
            <text:p><text:span text:style-name="T28">gttctgat</text:span><text:span text:style-name="T28">cctcgagc</text:span><text:span text:style-name="T28">atcttaag</text:span><text:span text:style-name="T28">aattcgtc</text:span><text:span text:style-name="T28">ccacggtt</text:span><text:span text:style-name="T28">tgtctaga</text:span><text:span text:style-name="T28">gcagccga</text:span><text:span text:style-name="T28">caatctgg</text:span><text:span text:style-name="T28">ccaatttc</text:span><text:span text:style-name="T28">ctgacggg</text:span><text:span text:style-name="T28">taattttg</text:span><text:span text:style-name="T28">atttg</text:span></text:p>
            <text:p><text:span text:style-name="T28"/></text:p>
            <text:p><text:span text:style-name="T28"/></text:p>
            <text:p><text:span text:style-name="T28">catgccgt</text:span><text:span text:style-name="T28">ccgggtga</text:span><text:span text:style-name="T28">gtcatagc</text:span><text:span text:style-name="T28">gtctggt</text:span><text:span text:style-name="T36">G</text:span><text:span text:style-name="T36">ACGTCATG</text:span><text:span text:style-name="T36">CGCATGAT</text:span><text:span text:style-name="T36">ATC</text:span><text:span text:style-name="T35">ttcac</text:span><text:span text:style-name="T35">aggcggtt</text:span><text:span text:style-name="T35">ttcgcacg</text:span><text:span text:style-name="T35">tacccatg</text:span><text:span text:style-name="T35">cgctacgt</text:span><text:span text:style-name="T35">tcctg</text:span></text:p>
            <text:p><text:span text:style-name="T35"/></text:p>
            <text:p><text:span text:style-name="T35"/></text:p>
            <text:p><text:span text:style-name="T35">gccctctt</text:span><text:span text:style-name="T35">caaacagg</text:span><text:span text:style-name="T35">cccagttc</text:span><text:span text:style-name="T35">gccaataa</text:span><text:span text:style-name="T35">aatcaccc</text:span><text:span text:style-name="T35">tgattcag</text:span><text:span text:style-name="T35">ataggaga</text:span><text:span text:style-name="T35">ggatcatt</text:span><text:span text:style-name="T35">tctttacc</text:span><text:span text:style-name="T35">ctcttcgt</text:span><text:span text:style-name="T35">ctttgatc</text:span><text:span text:style-name="T35">agcac</text:span></text:p>
            <text:p><text:span text:style-name="T35"/></text:p>
            <text:p><text:span text:style-name="T35"/></text:p>
            <text:p><text:span text:style-name="T35">tgccacag</text:span><text:span text:style-name="T35">agccttta</text:span><text:span text:style-name="T35">acgatgta</text:span><text:span text:style-name="T35">gtacagcg</text:span><text:span text:style-name="T35">tttccgct</text:span><text:span text:style-name="T35">ttttcacc</text:span><text:span text:style-name="T35">ctggtgaa</text:span><text:span text:style-name="T35">taagcgtg</text:span><text:span text:style-name="T35">ctcttgga</text:span><text:span text:style-name="T35">tgggtact</text:span><text:span text:style-name="T35">tatgaatg</text:span><text:span text:style-name="T35">tggca</text:span></text:p>
            <text:p><text:span text:style-name="T35"/></text:p>
            <text:p><text:span text:style-name="T35"/></text:p>
            <text:p><text:span text:style-name="T35">atgagaca</text:span><text:span text:style-name="T35">agaac</text:span></text:p>
          </draw:text-box>
        </draw:frame>
        <draw:frame draw:style-name="gr41" draw:text-style-name="P43" draw:layer="layout" svg:width="7.366cm" svg:height="0.886cm" svg:x="23.659cm" svg:y="4.799cm">
          <draw:text-box>
            <text:p><text:span text:style-name="T4">gtgcaatg</text:span><text:span text:style-name="T4">cggccgct</text:span><text:span text:style-name="T4">GAC</text:span></text:p>
          </draw:text-box>
        </draw:frame>
        <draw:frame draw:style-name="gr69" draw:text-style-name="P43" draw:layer="layout" svg:width="10.767cm" svg:height="1.016cm" svg:x="4.455cm" svg:y="2.891cm">
          <draw:text-box>
            <text:p><text:span text:style-name="T4">gttctgat</text:span><text:span text:style-name="T4">cctcgagc</text:span><text:span text:style-name="T4">atcttaag</text:span><text:span text:style-name="T4">aattc</text:span></text:p>
          </draw:text-box>
        </draw:frame>
        <draw:frame draw:style-name="gr69" draw:text-style-name="P43" draw:layer="layout" svg:width="10.767cm" svg:height="1.016cm" svg:x="4.709cm" svg:y="18.385cm">
          <draw:text-box>
            <text:p><text:span text:style-name="T4">gttctgat</text:span><text:span text:style-name="T4">cctcgagc</text:span><text:span text:style-name="T4">atcttaag</text:span><text:span text:style-name="T4">aattc</text:span></text:p>
          </draw:text-box>
        </draw:frame>
        <draw:frame draw:style-name="gr41" draw:text-style-name="P43" draw:layer="layout" svg:width="11.796cm" svg:height="0.886cm" svg:x="21.619cm" svg:y="13.902cm">
          <draw:text-box>
            <text:p><text:span text:style-name="T4">tgaatact</text:span><text:span text:style-name="T4">tacaccgt</text:span><text:span text:style-name="T4">tactctgt</text:span><text:span text:style-name="T4">tcttg</text:span></text:p>
          </draw:text-box>
        </draw:frame>
        <draw:frame draw:style-name="gr99" draw:text-style-name="P43" draw:layer="layout" svg:width="6.35cm" svg:height="1.021cm" svg:x="31.471cm" svg:y="25.624cm">
          <draw:text-box>
            <text:p><text:span text:style-name="T4">tgaatact</text:span><text:span text:style-name="T4">tacaccgt</text:span></text:p>
          </draw:text-box>
        </draw:frame>
        <draw:frame draw:style-name="gr78" draw:text-style-name="P43" draw:layer="layout" svg:width="5.175cm" svg:height="1.134cm" svg:x="4.706cm" svg:y="27.543cm">
          <draw:text-box>
            <text:p><text:span text:style-name="T4">tactctgt</text:span><text:span text:style-name="T4">tcttg</text:span></text:p>
          </draw:text-box>
        </draw:frame>
        <draw:frame draw:style-name="gr69" draw:text-style-name="P43" draw:layer="layout" svg:width="6.791cm" svg:height="1.016cm" svg:x="30.455cm" svg:y="4.801cm">
          <draw:text-box>
            <text:p><text:span text:style-name="T4">GTCgagga</text:span><text:span text:style-name="T4">acgccagg</text:span><text:span text:style-name="T4">tt</text:span></text:p>
          </draw:text-box>
        </draw:frame>
        <draw:frame draw:style-name="gr69" draw:text-style-name="P43" draw:layer="layout" svg:width="3.302cm" svg:height="1.016cm" svg:x="4.039cm" svg:y="6.833cm">
          <draw:text-box>
            <text:p><text:span text:style-name="T4"><text:s/></text:span><text:span text:style-name="T4">gcccact</text:span></text:p>
          </draw:text-box>
        </draw:frame>
        <draw:frame draw:style-name="gr77" draw:text-style-name="P44" draw:layer="layout" svg:width="8.382cm" svg:height="1.013cm" svg:x="15.469cm" svg:y="6.906cm">
          <draw:text-box>
            <text:p><text:span text:style-name="T20">GTGccatc</text:span><text:span text:style-name="T20">tgtgcaga</text:span><text:span text:style-name="T20">caaacg</text:span></text:p>
          </draw:text-box>
        </draw:frame>
        <draw:frame draw:style-name="gr41" draw:text-style-name="P44" draw:layer="layout" svg:width="8.55cm" svg:height="0.886cm" svg:x="7.427cm" svg:y="8.233cm">
          <draw:text-box>
            <text:p><text:span text:style-name="T20">gagtgatc</text:span><text:span text:style-name="T20">actggacg</text:span><text:span text:style-name="T20">tcggCTG</text:span></text:p>
          </draw:text-box>
        </draw:frame>
        <draw:frame draw:style-name="gr56" draw:text-style-name="P44" draw:layer="layout" svg:width="11.559cm" svg:height="0.963cm" svg:x="17.501cm" svg:y="8.156cm">
          <draw:text-box>
            <text:p><text:span text:style-name="T20">agacacgt</text:span><text:span text:style-name="T20">ctgtttgc</text:span><text:span text:style-name="T20">gtagtcCT</text:span><text:span text:style-name="T20">A</text:span><text:span text:style-name="T21">AATTTA</text:span></text:p>
          </draw:text-box>
        </draw:frame>
        <draw:frame draw:style-name="gr41" draw:text-style-name="P44" draw:layer="layout" svg:width="11.72cm" svg:height="0.886cm" svg:x="26.355cm" svg:y="8.741cm">
          <draw:text-box>
            <text:p><text:span text:style-name="T20">taggccta</text:span><text:span text:style-name="T20">aatggact</text:span><text:span text:style-name="T20">tagttaac</text:span><text:span text:style-name="T20">cgctt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10" presentation:class="page"/>
          <draw:frame presentation:style-name="pr2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00" draw:text-style-name="P71" draw:layer="layout" svg:width="32.836cm" svg:height="4.061cm" svg:x="5.239cm" svg:y="6.071cm">
          <draw:text-box>
            <text:p><text:span text:style-name="T37">gttctgat</text:span><text:span text:style-name="T37">cctcgagc</text:span><text:span text:style-name="T37">atcttaag</text:span><text:span text:style-name="T37">aattc</text:span><text:span text:style-name="T38">gtc</text:span><text:span text:style-name="T38">ccacggtt</text:span><text:span text:style-name="T38">tgtctaga</text:span><text:span text:style-name="T38">gcagccga</text:span><text:span text:style-name="T38">caatctgg</text:span><text:span text:style-name="T38">ccaatttc</text:span><text:span text:style-name="T38">ctgacggg</text:span><text:span text:style-name="T38">taattttg</text:span><text:span text:style-name="T38">atttgcat</text:span><text:span text:style-name="T38">gccgtccg</text:span><text:span text:style-name="T38">ggtgagtc</text:span><text:span text:style-name="T38">atagcgtc</text:span><text:span text:style-name="T38">tggt</text:span><text:span text:style-name="T39">tgtt</text:span><text:span text:style-name="T39">ttgccaga</text:span><text:span text:style-name="T39">ttcagcag</text:span><text:span text:style-name="T39">agtctgtg</text:span><text:span text:style-name="T39">caatgcgg</text:span><text:span text:style-name="T39">ccgctGAC</text:span><text:span text:style-name="T40">GTCgagga</text:span><text:span text:style-name="T40">acgccagg</text:span><text:span text:style-name="T40">ttgcccac</text:span><text:span text:style-name="T40">tttctcac</text:span><text:span text:style-name="T40">tagtgacc</text:span><text:span text:style-name="T40">tgcagccG</text:span><text:span text:style-name="T40">AC</text:span><text:span text:style-name="T41">GTGcca</text:span><text:span text:style-name="T41">tctgtgca</text:span><text:span text:style-name="T41">gacaaacg</text:span><text:span text:style-name="T41">catcagGA</text:span><text:span text:style-name="T41">T</text:span><text:span text:style-name="T42">ATCcgga</text:span><text:span text:style-name="T42">tttacctg</text:span><text:span text:style-name="T42">aatcaatt</text:span><text:span text:style-name="T42">ggcgaaat</text:span><text:span text:style-name="T42">tttttgta</text:span><text:span text:style-name="T42">cgaaattt</text:span><text:span text:style-name="T42">cagccac</text:span><text:span text:style-name="T43">t</text:span><text:span text:style-name="T43">tcacaggc</text:span><text:span text:style-name="T43">ggttttcg</text:span><text:span text:style-name="T43">cacgtacc</text:span><text:span text:style-name="T43">catgcgct</text:span><text:span text:style-name="T43">acgttcct</text:span><text:span text:style-name="T43">ggccctct</text:span><text:span text:style-name="T43">tcaaacag</text:span><text:span text:style-name="T43">gcccagtt</text:span><text:span text:style-name="T43">cgccaata</text:span><text:span text:style-name="T43">aaatcacc</text:span><text:span text:style-name="T43">ctgattca</text:span><text:span text:style-name="T43">gataggag</text:span><text:span text:style-name="T43">aggatcat</text:span><text:span text:style-name="T43">ttctttac</text:span><text:span text:style-name="T43">cctcttcg</text:span><text:span text:style-name="T43">tctttgat</text:span><text:span text:style-name="T43">cagcactg</text:span><text:span text:style-name="T43">ccacagag</text:span><text:span text:style-name="T43">cctttaac</text:span><text:span text:style-name="T43">gatgtagt</text:span><text:span text:style-name="T43">acagcgtt</text:span><text:span text:style-name="T43">tccgcttt</text:span><text:span text:style-name="T43">ttcaccct</text:span><text:span text:style-name="T43">ggtgaata</text:span><text:span text:style-name="T43">agcgtgct</text:span><text:span text:style-name="T43">cttggatg</text:span><text:span text:style-name="T43">ggt</text:span><text:span text:style-name="T37">actta</text:span><text:span text:style-name="T37">tgaatgtg</text:span><text:span text:style-name="T37">gcaatgag</text:span><text:span text:style-name="T37">acaagaac</text:span></text:p>
          </draw:text-box>
        </draw:frame>
        <draw:frame draw:style-name="gr101" draw:text-style-name="P58" draw:layer="layout" svg:width="33.02cm" svg:height="3.426cm" svg:x="5.055cm" svg:y="14.743cm">
          <draw:text-box>
            <text:p><text:span text:style-name="T36">gttctgat</text:span><text:span text:style-name="T36">cctcgagc</text:span><text:span text:style-name="T36">atcttaag</text:span><text:span text:style-name="T36">aattc</text:span><text:span text:style-name="T28">gtc</text:span><text:span text:style-name="T28">ccacggtt</text:span><text:span text:style-name="T28">tgtctaga</text:span><text:span text:style-name="T28">gcagccga</text:span><text:span text:style-name="T28">caatctgg</text:span><text:span text:style-name="T28">ccaatttc</text:span><text:span text:style-name="T28">ctgacggg</text:span><text:span text:style-name="T28">taattttg</text:span><text:span text:style-name="T28">atttgcat</text:span><text:span text:style-name="T28">gccgtccg</text:span><text:span text:style-name="T28">ggtgagtc</text:span><text:span text:style-name="T28">atagcgtc</text:span><text:span text:style-name="T28">tggt</text:span><text:span text:style-name="T36">GACG</text:span><text:span text:style-name="T36">TCATGCGC</text:span><text:span text:style-name="T36">ATGATATC</text:span><text:span text:style-name="T35">ttcacagg</text:span><text:span text:style-name="T35">cggttttc</text:span><text:span text:style-name="T35">gcacgtac</text:span><text:span text:style-name="T35">ccatgcgc</text:span><text:span text:style-name="T35">tacgttcc</text:span><text:span text:style-name="T35">tggccctc</text:span><text:span text:style-name="T35">ttcaaaca</text:span><text:span text:style-name="T35">ggcccagt</text:span><text:span text:style-name="T35">tcgccaat</text:span><text:span text:style-name="T35">aaaatcac</text:span><text:span text:style-name="T35">cctgattc</text:span><text:span text:style-name="T35">agatagga</text:span><text:span text:style-name="T35">gaggatca</text:span><text:span text:style-name="T35">tttcttta</text:span><text:span text:style-name="T35">ccctcttc</text:span><text:span text:style-name="T35">gtctttga</text:span><text:span text:style-name="T35">tcagcact</text:span><text:span text:style-name="T35">gccacaga</text:span><text:span text:style-name="T35">gcctttaa</text:span><text:span text:style-name="T35">cgatgtag</text:span><text:span text:style-name="T35">tacagcgt</text:span><text:span text:style-name="T35">ttccgctt</text:span><text:span text:style-name="T35">tttcaccc</text:span><text:span text:style-name="T35">tggtgaat</text:span><text:span text:style-name="T35">aagcgtgc</text:span><text:span text:style-name="T35">tcttggat</text:span><text:span text:style-name="T35">gggt</text:span><text:span text:style-name="T36">actt</text:span><text:span text:style-name="T36">atgaatgt</text:span><text:span text:style-name="T36">ggcaatga</text:span><text:span text:style-name="T36">gacaagaa</text:span><text:span text:style-name="T36">c</text:span></text:p>
          </draw:text-box>
        </draw:frame>
        <draw:circle draw:style-name="gr102" draw:text-style-name="P15" draw:layer="layout" svg:width="4.318cm" svg:height="4.318cm" draw:transform="rotate (-3.14159265358979) translate (8.103cm 10.9cm)" draw:kind="arc" draw:start-angle="269.66" draw:end-angle="87.12">
          <text:p/>
        </draw:circle>
        <draw:ellipse draw:style-name="gr102" draw:text-style-name="P15" draw:layer="layout" svg:width="2.108cm" svg:height="1.209cm" draw:transform="rotate (0.0153588974175501) translate (31.83cm 9.704cm)" draw:kind="arc" draw:start-angle="269.66" draw:end-angle="87.12">
          <text:p/>
        </draw:ellipse>
        <draw:line draw:style-name="gr70" draw:text-style-name="P7" draw:layer="layout" svg:x1="5.563cm" svg:y1="10.897cm" svg:x2="32.995cm" svg:y2="10.897cm">
          <text:p/>
        </draw:line>
        <draw:ellipse draw:style-name="gr103" draw:text-style-name="P15" draw:layer="layout" svg:width="4.318cm" svg:height="3.742cm" draw:transform="rotate (-3.14159265358979) translate (7.303cm 19.025cm)" draw:kind="arc" draw:start-angle="269.66" draw:end-angle="87.12">
          <text:p/>
        </draw:ellipse>
        <draw:ellipse draw:style-name="gr103" draw:text-style-name="P15" draw:layer="layout" svg:width="2.108cm" svg:height="1.209cm" draw:transform="rotate (0.0153588974175501) translate (8.815cm 17.832cm)" draw:kind="arc" draw:start-angle="269.66" draw:end-angle="87.12">
          <text:p/>
        </draw:ellipse>
        <draw:line draw:style-name="gr80" draw:text-style-name="P7" draw:layer="layout" svg:x1="5.055cm" svg:y1="19.025cm" svg:x2="9.881cm" svg:y2="19.025cm">
          <text:p/>
        </draw:line>
        <presentation:notes draw:style-name="dp2">
          <draw:page-thumbnail draw:style-name="gr67" draw:layer="layout" svg:width="19.798cm" svg:height="11.136cm" svg:x="0.6cm" svg:y="2.257cm" draw:page-number="11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98" draw:text-style-name="P71" draw:layer="layout" svg:width="32.836cm" svg:height="10.411cm" svg:x="5.071cm" svg:y="1.758cm">
          <draw:text-box>
            <text:p><text:span text:style-name="T37">gttctgat</text:span><text:span text:style-name="T37">cctcgagc</text:span><text:span text:style-name="T37">atcttaag</text:span><text:span text:style-name="T37">aattc</text:span><text:span text:style-name="T38">gtc</text:span><text:span text:style-name="T38">ccacggtt</text:span><text:span text:style-name="T38">tgtctaga</text:span><text:span text:style-name="T38">gcagccga</text:span><text:span text:style-name="T38">caatctgg</text:span><text:span text:style-name="T38">ccaatttc</text:span><text:span text:style-name="T38">ctgacggg</text:span><text:span text:style-name="T38">taattttg</text:span><text:span text:style-name="T38">atttg</text:span></text:p>
            <text:p><text:span text:style-name="T38"/></text:p>
            <text:p><text:span text:style-name="T38"/></text:p>
            <text:p><text:span text:style-name="T38">catgccgt</text:span><text:span text:style-name="T38">ccgggtga</text:span><text:span text:style-name="T38">gtcatagc</text:span><text:span text:style-name="T38">gtctggt</text:span><text:span text:style-name="T39">t</text:span><text:span text:style-name="T39">gttttgcc</text:span><text:span text:style-name="T39">agattcag</text:span><text:span text:style-name="T39">cagagtct</text:span><text:span text:style-name="T39">gtgcaatg</text:span><text:span text:style-name="T39">cggccgct</text:span><text:span text:style-name="T39">GAC</text:span><text:span text:style-name="T40">GTCga</text:span><text:span text:style-name="T40">ggaacgcc</text:span><text:span text:style-name="T40">aggtt</text:span></text:p>
            <text:p><text:span text:style-name="T40"/></text:p>
            <text:p><text:span text:style-name="T40"/></text:p>
            <text:p><text:span text:style-name="T40">gcccactt</text:span><text:span text:style-name="T40">tctcacta</text:span><text:span text:style-name="T40">gtgacctg</text:span><text:span text:style-name="T40">cagccGAC</text:span><text:span text:style-name="T41">GTGccatc</text:span><text:span text:style-name="T41">tgtgcaga</text:span><text:span text:style-name="T41">caaacgca</text:span><text:span text:style-name="T41">tcagGAT</text:span><text:span text:style-name="T42">A</text:span><text:span text:style-name="T42">TCcggatt</text:span><text:span text:style-name="T42">tacctgaa</text:span><text:span text:style-name="T42">tcaattgg</text:span><text:span text:style-name="T42">cgaaa</text:span></text:p>
            <text:p><text:span text:style-name="T42"/></text:p>
            <text:p><text:span text:style-name="T42"/></text:p>
            <text:p><text:span text:style-name="T42">ttttttgt</text:span><text:span text:style-name="T42">acgaaatt</text:span><text:span text:style-name="T42">tcagccac</text:span><text:span text:style-name="T43">ttcacagg</text:span><text:span text:style-name="T43">cggttttc</text:span><text:span text:style-name="T43">gcacgtac</text:span><text:span text:style-name="T43">ccatgcgc</text:span><text:span text:style-name="T43">tacgttcc</text:span><text:span text:style-name="T43">tggccctc</text:span><text:span text:style-name="T43">ttcaaaca</text:span><text:span text:style-name="T43">ggcccagt</text:span><text:span text:style-name="T43">tcgcc</text:span></text:p>
            <text:p><text:span text:style-name="T43"/></text:p>
            <text:p><text:span text:style-name="T43"/></text:p>
            <text:p><text:span text:style-name="T43">aataaaat</text:span><text:span text:style-name="T43">caccctga</text:span><text:span text:style-name="T43">ttcagata</text:span><text:span text:style-name="T43">ggagagga</text:span><text:span text:style-name="T43">tcatttct</text:span><text:span text:style-name="T43">ttaccctc</text:span><text:span text:style-name="T43">ttcgtctt</text:span><text:span text:style-name="T43">tgatcagc</text:span><text:span text:style-name="T43">actgccac</text:span><text:span text:style-name="T43">agagcctt</text:span><text:span text:style-name="T43">taacgatg</text:span><text:span text:style-name="T43">tagta</text:span></text:p>
            <text:p><text:span text:style-name="T43"/></text:p>
            <text:p><text:span text:style-name="T43"/></text:p>
            <text:p><text:span text:style-name="T43">cagcgttt</text:span><text:span text:style-name="T43">ccgctttt</text:span><text:span text:style-name="T43">tcaccctg</text:span><text:span text:style-name="T43">gtgaataa</text:span><text:span text:style-name="T43">gcgtgctc</text:span><text:span text:style-name="T43">ttggatgg</text:span><text:span text:style-name="T43">gt</text:span><text:span text:style-name="T37">acttat</text:span><text:span text:style-name="T37">gaatgtgg</text:span><text:span text:style-name="T37">caatgaga</text:span><text:span text:style-name="T37">caagaac</text:span></text:p>
          </draw:text-box>
        </draw:frame>
        <draw:frame draw:style-name="gr76" draw:text-style-name="P58" draw:layer="layout" svg:width="33.02cm" svg:height="8.506cm" svg:x="5.309cm" svg:y="17.247cm">
          <draw:text-box>
            <text:p><text:span text:style-name="T36">gttctgat</text:span><text:span text:style-name="T36">cctcgagc</text:span><text:span text:style-name="T36">atcttaag</text:span><text:span text:style-name="T36">aattc</text:span><text:span text:style-name="T28">gtc</text:span><text:span text:style-name="T28">ccacggtt</text:span><text:span text:style-name="T28">tgtctaga</text:span><text:span text:style-name="T28">gcagccga</text:span><text:span text:style-name="T28">caatctgg</text:span><text:span text:style-name="T28">ccaatttc</text:span><text:span text:style-name="T28">ctgacggg</text:span><text:span text:style-name="T28">taattttg</text:span><text:span text:style-name="T28">atttg</text:span></text:p>
            <text:p><text:span text:style-name="T28"/></text:p>
            <text:p><text:span text:style-name="T28"/></text:p>
            <text:p><text:span text:style-name="T28">catgccgt</text:span><text:span text:style-name="T28">ccgggtga</text:span><text:span text:style-name="T28">gtcatagc</text:span><text:span text:style-name="T28">gtctggt</text:span><text:span text:style-name="T36">G</text:span><text:span text:style-name="T36">ACGTCATG</text:span><text:span text:style-name="T36">CGCATGAT</text:span><text:span text:style-name="T36">ATC</text:span><text:span text:style-name="T35">ttcac</text:span><text:span text:style-name="T35">aggcggtt</text:span><text:span text:style-name="T35">ttcgcacg</text:span><text:span text:style-name="T35">tacccatg</text:span><text:span text:style-name="T35">cgctacgt</text:span><text:span text:style-name="T35">tcctg</text:span></text:p>
            <text:p><text:span text:style-name="T35"/></text:p>
            <text:p><text:span text:style-name="T35"/></text:p>
            <text:p><text:span text:style-name="T35">gccctctt</text:span><text:span text:style-name="T35">caaacagg</text:span><text:span text:style-name="T35">cccagttc</text:span><text:span text:style-name="T35">gccaataa</text:span><text:span text:style-name="T35">aatcaccc</text:span><text:span text:style-name="T35">tgattcag</text:span><text:span text:style-name="T35">ataggaga</text:span><text:span text:style-name="T35">ggatcatt</text:span><text:span text:style-name="T35">tctttacc</text:span><text:span text:style-name="T35">ctcttcgt</text:span><text:span text:style-name="T35">ctttgatc</text:span><text:span text:style-name="T35">agcac</text:span></text:p>
            <text:p><text:span text:style-name="T35"/></text:p>
            <text:p><text:span text:style-name="T35"/></text:p>
            <text:p><text:span text:style-name="T35">tgccacag</text:span><text:span text:style-name="T35">agccttta</text:span><text:span text:style-name="T35">acgatgta</text:span><text:span text:style-name="T35">gtacagcg</text:span><text:span text:style-name="T35">tttccgct</text:span><text:span text:style-name="T35">ttttcacc</text:span><text:span text:style-name="T35">ctggtgaa</text:span><text:span text:style-name="T35">taagcgtg</text:span><text:span text:style-name="T35">ctcttgga</text:span><text:span text:style-name="T35">tgggt</text:span><text:span text:style-name="T36">act</text:span><text:span text:style-name="T36">tatgaatg</text:span><text:span text:style-name="T36">tggca</text:span></text:p>
            <text:p><text:span text:style-name="T36"/></text:p>
            <text:p><text:span text:style-name="T36"/></text:p>
            <text:p><text:span text:style-name="T36">atgagaca</text:span><text:span text:style-name="T36">agaac</text:span></text:p>
          </draw:text-box>
        </draw:frame>
        <draw:line draw:style-name="gr104" draw:text-style-name="P7" draw:layer="layout" svg:x1="5.263cm" svg:y1="2.593cm" svg:x2="15.423cm" svg:y2="2.593cm">
          <text:p/>
        </draw:line>
        <draw:line draw:style-name="gr104" draw:text-style-name="P7" draw:layer="layout" svg:x1="5.263cm" svg:y1="2.593cm" svg:x2="15.423cm" svg:y2="2.593cm">
          <text:p/>
        </draw:line>
        <draw:line draw:style-name="gr104" draw:text-style-name="P7" draw:layer="layout" svg:x1="32.695cm" svg:y1="12.499cm" svg:x2="22.789cm" svg:y2="12.499cm">
          <text:p/>
        </draw:line>
        <draw:line draw:style-name="gr104" draw:text-style-name="P7" draw:layer="layout" svg:x1="37.567cm" svg:y1="24.105cm" svg:x2="32.233cm" svg:y2="24.105cm">
          <text:p/>
        </draw:line>
        <draw:line draw:style-name="gr72" draw:text-style-name="P7" draw:layer="layout" svg:x1="5.563cm" svg:y1="25.883cm" svg:x2="10.135cm" svg:y2="25.883cm">
          <text:p/>
        </draw:line>
        <draw:line draw:style-name="gr104" draw:text-style-name="P7" draw:layer="layout" svg:x1="5.463cm" svg:y1="18.193cm" svg:x2="15.623cm" svg:y2="18.193cm">
          <text:p/>
        </draw:line>
        <draw:frame draw:style-name="gr41" draw:text-style-name="P44" draw:layer="layout" svg:width="7.366cm" svg:height="0.886cm" svg:x="24.359cm" svg:y="2.899cm">
          <draw:text-box>
            <text:p><text:span text:style-name="T20">gtgcaatg</text:span><text:span text:style-name="T20">cggccgct</text:span><text:span text:style-name="T20">GAC</text:span></text:p>
          </draw:text-box>
        </draw:frame>
        <presentation:notes draw:style-name="dp2">
          <draw:page-thumbnail draw:style-name="gr67" draw:layer="layout" svg:width="19.798cm" svg:height="11.136cm" svg:x="0.6cm" svg:y="2.257cm" draw:page-number="12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2-04-26T07:24:51.001405041</dc:date>
    <meta:editing-duration>P2DT6H13M5S</meta:editing-duration>
    <meta:editing-cycles>68</meta:editing-cycles>
    <meta:generator>LibreOffice/7.3.2.2$Linux_X86_64 LibreOffice_project/30$Build-2</meta:generator>
    <dc:creator>Björn Johansson</dc:creator>
    <meta:document-statistic meta:object-count="451"/>
  </office:meta>
</office:document-meta>
</file>